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18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117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7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117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9" style:family="table-cell" style:parent-style-name="Default">
      <style:table-cell-properties fo:background-color="#83caff" fo:border="0.06pt solid #000000"/>
    </style:style>
    <style:style style:name="ce10" style:family="table-cell" style:parent-style-name="Default">
      <style:table-cell-properties fo:background-color="#94bd5e" fo:border="0.06pt solid #000000"/>
    </style:style>
    <style:style style:name="ce11" style:family="table-cell" style:parent-style-name="Default">
      <style:table-cell-properties fo:background-color="#94bd5e" fo:border="0.06pt solid #000000"/>
      <style:text-properties style:font-name="Liberation Sans" style:font-name-asian="DejaVu Sans" style:font-name-complex="Lohit Hindi"/>
    </style:style>
    <style:style style:name="ce12" style:family="table-cell" style:parent-style-name="Default" style:data-style-name="N118"/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shapes>
          <draw:frame draw:z-index="0" draw:style-name="gr1" svg:width="9.737in" svg:height="3.5429in" svg:x="4.337in" svg:y="1.6693in">
            <draw:object draw:notify-on-update-of-ranges="Data.C2:Data.C102 Data.F7:Data.F7 Data.B2:Data.B102 Data.C103:Data.C203 Data.F8:Data.F8 Data.B103:Data.B2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2" table:default-cell-style-name="ce2"/>
        <table:table-column table:style-name="co4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Expected</text:p>
          </table:table-cell>
          <table:table-cell table:style-name="ce4" office:value-type="string">
            <text:p>Detected</text:p>
          </table:table-cell>
          <table:table-cell table:style-name="ce1" office:value-type="string">
            <text:p>Abs error</text:p>
          </table:table-cell>
          <table:table-cell table:style-name="ce7"/>
          <table:table-cell table:style-name="ce1" office:value-type="string" table:number-columns-spanned="2" table:number-rows-spanned="1">
            <text:p>Mean abs error</text:p>
          </table:table-cell>
          <table:covered-table-cell table:style-name="ce1"/>
          <table:table-cell table:style-name="ce7" table:number-columns-repeated="1017"/>
        </table:table-row>
        <table:table-row table:style-name="ro1">
          <table:table-cell office:value-type="string">
            <text:p>clean/0.pgm</text:p>
          </table:table-cell>
          <table:table-cell office:value-type="float" office:value="0">
            <text:p>0</text:p>
          </table:table-cell>
          <table:table-cell office:value-type="float" office:value="-0.00652867770373708">
            <text:p>-0.00653</text:p>
          </table:table-cell>
          <table:table-cell table:formula="of:=ABS([.C2]-[.B2])" office:value-type="float" office:value="0.00652867770373708">
            <text:p>0.0065286777</text:p>
          </table:table-cell>
          <table:table-cell/>
          <table:table-cell table:style-name="ce8" office:value-type="string">
            <text:p>Clean:</text:p>
          </table:table-cell>
          <table:table-cell table:style-name="ce9" table:formula="of:=AVERAGE([.D3:.D102])" office:value-type="float" office:value="0.0109274410896898">
            <text:p>0.0109274411</text:p>
          </table:table-cell>
          <table:table-cell table:number-columns-repeated="1017"/>
        </table:table-row>
        <table:table-row table:style-name="ro1">
          <table:table-cell office:value-type="string">
            <text:p>clean/1.pgm</text:p>
          </table:table-cell>
          <table:table-cell office:value-type="float" office:value="0">
            <text:p>0</text:p>
          </table:table-cell>
          <table:table-cell office:value-type="float" office:value="0.000184786395856027">
            <text:p>0.00018</text:p>
          </table:table-cell>
          <table:table-cell table:formula="of:=ABS([.C3]-[.B3])" office:value-type="float" office:value="0.000184786395856027">
            <text:p>0.0001847864</text:p>
          </table:table-cell>
          <table:table-cell/>
          <table:table-cell table:style-name="ce8" office:value-type="string">
            <text:p>Embedded:</text:p>
          </table:table-cell>
          <table:table-cell table:style-name="ce9" table:formula="of:=AVERAGE([.D103:.D203])" office:value-type="float" office:value="0.0104285241226065">
            <text:p>0.0104285241</text:p>
          </table:table-cell>
          <table:table-cell table:number-columns-repeated="1017"/>
        </table:table-row>
        <table:table-row table:style-name="ro1">
          <table:table-cell office:value-type="string">
            <text:p>clean/10.pgm</text:p>
          </table:table-cell>
          <table:table-cell office:value-type="float" office:value="0">
            <text:p>0</text:p>
          </table:table-cell>
          <table:table-cell office:value-type="float" office:value="0.00105239800433597">
            <text:p>0.00105</text:p>
          </table:table-cell>
          <table:table-cell table:formula="of:=ABS([.C4]-[.B4])" office:value-type="float" office:value="0.00105239800433597">
            <text:p>0.001052398</text:p>
          </table:table-cell>
          <table:table-cell/>
          <table:table-cell table:style-name="ce8" office:value-type="string">
            <text:p>Overall:</text:p>
          </table:table-cell>
          <table:table-cell table:style-name="ce10" table:formula="of:=AVERAGE([.G2:.G3])" office:value-type="float" office:value="0.0106779826061481">
            <text:p>0.0106779826</text:p>
          </table:table-cell>
          <table:table-cell table:number-columns-repeated="1017"/>
        </table:table-row>
        <table:table-row table:style-name="ro1">
          <table:table-cell office:value-type="string">
            <text:p>clean/100.pgm</text:p>
          </table:table-cell>
          <table:table-cell office:value-type="float" office:value="0">
            <text:p>0</text:p>
          </table:table-cell>
          <table:table-cell office:value-type="float" office:value="0.0017828130166585">
            <text:p>0.00178</text:p>
          </table:table-cell>
          <table:table-cell table:formula="of:=ABS([.C5]-[.B5])" office:value-type="float" office:value="0.0017828130166585">
            <text:p>0.001782813</text:p>
          </table:table-cell>
          <table:table-cell table:number-columns-repeated="1020"/>
        </table:table-row>
        <table:table-row table:style-name="ro1">
          <table:table-cell office:value-type="string">
            <text:p>clean/11.pgm</text:p>
          </table:table-cell>
          <table:table-cell office:value-type="float" office:value="0">
            <text:p>0</text:p>
          </table:table-cell>
          <table:table-cell office:value-type="float" office:value="0.0303806894776453">
            <text:p>0.03038</text:p>
          </table:table-cell>
          <table:table-cell table:formula="of:=ABS([.C6]-[.B6])" office:value-type="float" office:value="0.0303806894776453">
            <text:p>0.0303806895</text:p>
          </table:table-cell>
          <table:table-cell/>
          <table:table-cell table:style-name="ce1" office:value-type="string" table:number-columns-spanned="2" table:number-rows-spanned="1">
            <text:p>Detected varience</text:p>
          </table:table-cell>
          <table:covered-table-cell table:style-name="ce1"/>
          <table:table-cell table:number-columns-repeated="1017"/>
        </table:table-row>
        <table:table-row table:style-name="ro1">
          <table:table-cell office:value-type="string">
            <text:p>clean/12.pgm</text:p>
          </table:table-cell>
          <table:table-cell office:value-type="float" office:value="0">
            <text:p>0</text:p>
          </table:table-cell>
          <table:table-cell office:value-type="float" office:value="0.00948062069604156">
            <text:p>0.00948</text:p>
          </table:table-cell>
          <table:table-cell table:formula="of:=ABS([.C7]-[.B7])" office:value-type="float" office:value="0.00948062069604156">
            <text:p>0.0094806207</text:p>
          </table:table-cell>
          <table:table-cell/>
          <table:table-cell table:style-name="ce8" office:value-type="string">
            <text:p>Clean:</text:p>
          </table:table-cell>
          <table:table-cell table:style-name="ce9" table:formula="of:=VAR([.C2:.C102])" office:value-type="float" office:value="0.000234804046186528">
            <text:p>0.000234804</text:p>
          </table:table-cell>
          <table:table-cell table:number-columns-repeated="1017"/>
        </table:table-row>
        <table:table-row table:style-name="ro1">
          <table:table-cell office:value-type="string">
            <text:p>clean/13.pgm</text:p>
          </table:table-cell>
          <table:table-cell office:value-type="float" office:value="0">
            <text:p>0</text:p>
          </table:table-cell>
          <table:table-cell office:value-type="float" office:value="0.0036880121222374">
            <text:p>0.00369</text:p>
          </table:table-cell>
          <table:table-cell table:formula="of:=ABS([.C8]-[.B8])" office:value-type="float" office:value="0.0036880121222374">
            <text:p>0.0036880121</text:p>
          </table:table-cell>
          <table:table-cell/>
          <table:table-cell table:style-name="ce8" office:value-type="string">
            <text:p>Embedded:</text:p>
          </table:table-cell>
          <table:table-cell table:style-name="ce9" table:formula="of:=VAR([.C103:.C203])" office:value-type="float" office:value="0.000208333563403692">
            <text:p>0.0002083336</text:p>
          </table:table-cell>
          <table:table-cell table:number-columns-repeated="1017"/>
        </table:table-row>
        <table:table-row table:style-name="ro1">
          <table:table-cell office:value-type="string">
            <text:p>clean/14.pgm</text:p>
          </table:table-cell>
          <table:table-cell office:value-type="float" office:value="0">
            <text:p>0</text:p>
          </table:table-cell>
          <table:table-cell office:value-type="float" office:value="0.0080031383423488">
            <text:p>0.00800</text:p>
          </table:table-cell>
          <table:table-cell table:formula="of:=ABS([.C9]-[.B9])" office:value-type="float" office:value="0.0080031383423488">
            <text:p>0.0080031383</text:p>
          </table:table-cell>
          <table:table-cell/>
          <table:table-cell table:style-name="ce8" office:value-type="string">
            <text:p>Avg:</text:p>
          </table:table-cell>
          <table:table-cell table:style-name="ce11" table:formula="of:=AVERAGE([.G7:.G8])" office:value-type="float" office:value="0.00022156880479511">
            <text:p>0.0002215688</text:p>
          </table:table-cell>
          <table:table-cell table:number-columns-repeated="1017"/>
        </table:table-row>
        <table:table-row table:style-name="ro1">
          <table:table-cell office:value-type="string">
            <text:p>clean/15.pgm</text:p>
          </table:table-cell>
          <table:table-cell office:value-type="float" office:value="0">
            <text:p>0</text:p>
          </table:table-cell>
          <table:table-cell office:value-type="float" office:value="-0.000601909310661372">
            <text:p>-0.00060</text:p>
          </table:table-cell>
          <table:table-cell table:formula="of:=ABS([.C10]-[.B10])" office:value-type="float" office:value="0.000601909310661372">
            <text:p>0.0006019093</text:p>
          </table:table-cell>
          <table:table-cell table:number-columns-repeated="1020"/>
        </table:table-row>
        <table:table-row table:style-name="ro1">
          <table:table-cell office:value-type="string">
            <text:p>clean/16.pgm</text:p>
          </table:table-cell>
          <table:table-cell office:value-type="float" office:value="0">
            <text:p>0</text:p>
          </table:table-cell>
          <table:table-cell office:value-type="float" office:value="-0.0216253889222396">
            <text:p>-0.02163</text:p>
          </table:table-cell>
          <table:table-cell table:formula="of:=ABS([.C11]-[.B11])" office:value-type="float" office:value="0.0216253889222396">
            <text:p>0.0216253889</text:p>
          </table:table-cell>
          <table:table-cell table:number-columns-repeated="1020"/>
        </table:table-row>
        <table:table-row table:style-name="ro1">
          <table:table-cell office:value-type="string">
            <text:p>clean/17.pgm</text:p>
          </table:table-cell>
          <table:table-cell office:value-type="float" office:value="0">
            <text:p>0</text:p>
          </table:table-cell>
          <table:table-cell office:value-type="float" office:value="0.0187408689321096">
            <text:p>0.01874</text:p>
          </table:table-cell>
          <table:table-cell table:formula="of:=ABS([.C12]-[.B12])" office:value-type="float" office:value="0.0187408689321096">
            <text:p>0.0187408689</text:p>
          </table:table-cell>
          <table:table-cell table:number-columns-repeated="1020"/>
        </table:table-row>
        <table:table-row table:style-name="ro1">
          <table:table-cell office:value-type="string">
            <text:p>clean/18.pgm</text:p>
          </table:table-cell>
          <table:table-cell office:value-type="float" office:value="0">
            <text:p>0</text:p>
          </table:table-cell>
          <table:table-cell office:value-type="float" office:value="0.0660414374361125">
            <text:p>0.06604</text:p>
          </table:table-cell>
          <table:table-cell table:formula="of:=ABS([.C13]-[.B13])" office:value-type="float" office:value="0.0660414374361125">
            <text:p>0.0660414374</text:p>
          </table:table-cell>
          <table:table-cell table:number-columns-repeated="1020"/>
        </table:table-row>
        <table:table-row table:style-name="ro1">
          <table:table-cell office:value-type="string">
            <text:p>clean/19.pgm</text:p>
          </table:table-cell>
          <table:table-cell office:value-type="float" office:value="0">
            <text:p>0</text:p>
          </table:table-cell>
          <table:table-cell office:value-type="float" office:value="0.0104467238826857">
            <text:p>0.01045</text:p>
          </table:table-cell>
          <table:table-cell table:formula="of:=ABS([.C14]-[.B14])" office:value-type="float" office:value="0.0104467238826857">
            <text:p>0.0104467239</text:p>
          </table:table-cell>
          <table:table-cell table:number-columns-repeated="1020"/>
        </table:table-row>
        <table:table-row table:style-name="ro1">
          <table:table-cell office:value-type="string">
            <text:p>clean/2.pgm</text:p>
          </table:table-cell>
          <table:table-cell office:value-type="float" office:value="0">
            <text:p>0</text:p>
          </table:table-cell>
          <table:table-cell office:value-type="float" office:value="0.00784467280478741">
            <text:p>0.00784</text:p>
          </table:table-cell>
          <table:table-cell table:formula="of:=ABS([.C15]-[.B15])" office:value-type="float" office:value="0.00784467280478741">
            <text:p>0.0078446728</text:p>
          </table:table-cell>
          <table:table-cell table:number-columns-repeated="1020"/>
        </table:table-row>
        <table:table-row table:style-name="ro1">
          <table:table-cell office:value-type="string">
            <text:p>clean/20.pgm</text:p>
          </table:table-cell>
          <table:table-cell office:value-type="float" office:value="0">
            <text:p>0</text:p>
          </table:table-cell>
          <table:table-cell office:value-type="float" office:value="0.0105699733340543">
            <text:p>0.01057</text:p>
          </table:table-cell>
          <table:table-cell table:formula="of:=ABS([.C16]-[.B16])" office:value-type="float" office:value="0.0105699733340543">
            <text:p>0.0105699733</text:p>
          </table:table-cell>
          <table:table-cell table:number-columns-repeated="1020"/>
        </table:table-row>
        <table:table-row table:style-name="ro1">
          <table:table-cell office:value-type="string">
            <text:p>clean/21.pgm</text:p>
          </table:table-cell>
          <table:table-cell office:value-type="float" office:value="0">
            <text:p>0</text:p>
          </table:table-cell>
          <table:table-cell office:value-type="float" office:value="-0.0185244124360097">
            <text:p>-0.01852</text:p>
          </table:table-cell>
          <table:table-cell table:formula="of:=ABS([.C17]-[.B17])" office:value-type="float" office:value="0.0185244124360097">
            <text:p>0.0185244124</text:p>
          </table:table-cell>
          <table:table-cell table:number-columns-repeated="1020"/>
        </table:table-row>
        <table:table-row table:style-name="ro1">
          <table:table-cell office:value-type="string">
            <text:p>clean/22.pgm</text:p>
          </table:table-cell>
          <table:table-cell office:value-type="float" office:value="0">
            <text:p>0</text:p>
          </table:table-cell>
          <table:table-cell office:value-type="float" office:value="0.00104291308616474">
            <text:p>0.00104</text:p>
          </table:table-cell>
          <table:table-cell table:formula="of:=ABS([.C18]-[.B18])" office:value-type="float" office:value="0.00104291308616474">
            <text:p>0.0010429131</text:p>
          </table:table-cell>
          <table:table-cell table:number-columns-repeated="1020"/>
        </table:table-row>
        <table:table-row table:style-name="ro1">
          <table:table-cell office:value-type="string">
            <text:p>clean/23.pgm</text:p>
          </table:table-cell>
          <table:table-cell office:value-type="float" office:value="0">
            <text:p>0</text:p>
          </table:table-cell>
          <table:table-cell office:value-type="float" office:value="0.0159326538161697">
            <text:p>0.01593</text:p>
          </table:table-cell>
          <table:table-cell table:formula="of:=ABS([.C19]-[.B19])" office:value-type="float" office:value="0.0159326538161697">
            <text:p>0.0159326538</text:p>
          </table:table-cell>
          <table:table-cell table:number-columns-repeated="1020"/>
        </table:table-row>
        <table:table-row table:style-name="ro1">
          <table:table-cell office:value-type="string">
            <text:p>clean/24.pgm</text:p>
          </table:table-cell>
          <table:table-cell office:value-type="float" office:value="0">
            <text:p>0</text:p>
          </table:table-cell>
          <table:table-cell office:value-type="float" office:value="0.00704785603590786">
            <text:p>0.00705</text:p>
          </table:table-cell>
          <table:table-cell table:formula="of:=ABS([.C20]-[.B20])" office:value-type="float" office:value="0.00704785603590786">
            <text:p>0.007047856</text:p>
          </table:table-cell>
          <table:table-cell table:number-columns-repeated="1020"/>
        </table:table-row>
        <table:table-row table:style-name="ro1">
          <table:table-cell office:value-type="string">
            <text:p>clean/25.pgm</text:p>
          </table:table-cell>
          <table:table-cell office:value-type="float" office:value="0">
            <text:p>0</text:p>
          </table:table-cell>
          <table:table-cell office:value-type="float" office:value="0.00760630712265087">
            <text:p>0.00761</text:p>
          </table:table-cell>
          <table:table-cell table:formula="of:=ABS([.C21]-[.B21])" office:value-type="float" office:value="0.00760630712265087">
            <text:p>0.0076063071</text:p>
          </table:table-cell>
          <table:table-cell table:number-columns-repeated="1020"/>
        </table:table-row>
        <table:table-row table:style-name="ro1">
          <table:table-cell office:value-type="string">
            <text:p>clean/26.pgm</text:p>
          </table:table-cell>
          <table:table-cell office:value-type="float" office:value="0">
            <text:p>0</text:p>
          </table:table-cell>
          <table:table-cell office:value-type="float" office:value="-0.0459768904668822">
            <text:p>-0.04598</text:p>
          </table:table-cell>
          <table:table-cell table:formula="of:=ABS([.C22]-[.B22])" office:value-type="float" office:value="0.0459768904668822">
            <text:p>0.0459768905</text:p>
          </table:table-cell>
          <table:table-cell table:number-columns-repeated="1020"/>
        </table:table-row>
        <table:table-row table:style-name="ro1">
          <table:table-cell office:value-type="string">
            <text:p>clean/27.pgm</text:p>
          </table:table-cell>
          <table:table-cell office:value-type="float" office:value="0">
            <text:p>0</text:p>
          </table:table-cell>
          <table:table-cell office:value-type="float" office:value="0.00881955412451278">
            <text:p>0.00882</text:p>
          </table:table-cell>
          <table:table-cell table:formula="of:=ABS([.C23]-[.B23])" office:value-type="float" office:value="0.00881955412451278">
            <text:p>0.0088195541</text:p>
          </table:table-cell>
          <table:table-cell table:number-columns-repeated="1020"/>
        </table:table-row>
        <table:table-row table:style-name="ro1">
          <table:table-cell office:value-type="string">
            <text:p>clean/28.pgm</text:p>
          </table:table-cell>
          <table:table-cell office:value-type="float" office:value="0">
            <text:p>0</text:p>
          </table:table-cell>
          <table:table-cell office:value-type="float" office:value="-0.000853758457801498">
            <text:p>-0.00085</text:p>
          </table:table-cell>
          <table:table-cell table:formula="of:=ABS([.C24]-[.B24])" office:value-type="float" office:value="0.000853758457801498">
            <text:p>0.0008537585</text:p>
          </table:table-cell>
          <table:table-cell table:number-columns-repeated="1020"/>
        </table:table-row>
        <table:table-row table:style-name="ro1">
          <table:table-cell office:value-type="string">
            <text:p>clean/29.pgm</text:p>
          </table:table-cell>
          <table:table-cell office:value-type="float" office:value="0">
            <text:p>0</text:p>
          </table:table-cell>
          <table:table-cell office:value-type="float" office:value="0.00741253241714414">
            <text:p>0.00741</text:p>
          </table:table-cell>
          <table:table-cell table:formula="of:=ABS([.C25]-[.B25])" office:value-type="float" office:value="0.00741253241714414">
            <text:p>0.0074125324</text:p>
          </table:table-cell>
          <table:table-cell table:number-columns-repeated="1020"/>
        </table:table-row>
        <table:table-row table:style-name="ro1">
          <table:table-cell office:value-type="string">
            <text:p>clean/3.pgm</text:p>
          </table:table-cell>
          <table:table-cell office:value-type="float" office:value="0">
            <text:p>0</text:p>
          </table:table-cell>
          <table:table-cell office:value-type="float" office:value="0.0199015566707445">
            <text:p>0.01990</text:p>
          </table:table-cell>
          <table:table-cell table:formula="of:=ABS([.C26]-[.B26])" office:value-type="float" office:value="0.0199015566707445">
            <text:p>0.0199015567</text:p>
          </table:table-cell>
          <table:table-cell table:number-columns-repeated="1020"/>
        </table:table-row>
        <table:table-row table:style-name="ro1">
          <table:table-cell office:value-type="string">
            <text:p>clean/30.pgm</text:p>
          </table:table-cell>
          <table:table-cell office:value-type="float" office:value="0">
            <text:p>0</text:p>
          </table:table-cell>
          <table:table-cell office:value-type="float" office:value="-0.00656055351612447">
            <text:p>-0.00656</text:p>
          </table:table-cell>
          <table:table-cell table:formula="of:=ABS([.C27]-[.B27])" office:value-type="float" office:value="0.00656055351612447">
            <text:p>0.0065605535</text:p>
          </table:table-cell>
          <table:table-cell table:number-columns-repeated="1020"/>
        </table:table-row>
        <table:table-row table:style-name="ro1">
          <table:table-cell office:value-type="string">
            <text:p>clean/31.pgm</text:p>
          </table:table-cell>
          <table:table-cell office:value-type="float" office:value="0">
            <text:p>0</text:p>
          </table:table-cell>
          <table:table-cell office:value-type="float" office:value="0.0062091326183359">
            <text:p>0.00621</text:p>
          </table:table-cell>
          <table:table-cell table:formula="of:=ABS([.C28]-[.B28])" office:value-type="float" office:value="0.0062091326183359">
            <text:p>0.0062091326</text:p>
          </table:table-cell>
          <table:table-cell table:number-columns-repeated="1020"/>
        </table:table-row>
        <table:table-row table:style-name="ro1">
          <table:table-cell office:value-type="string">
            <text:p>clean/32.pgm</text:p>
          </table:table-cell>
          <table:table-cell office:value-type="float" office:value="0">
            <text:p>0</text:p>
          </table:table-cell>
          <table:table-cell office:value-type="float" office:value="0.00377143263766759">
            <text:p>0.00377</text:p>
          </table:table-cell>
          <table:table-cell table:formula="of:=ABS([.C29]-[.B29])" office:value-type="float" office:value="0.00377143263766759">
            <text:p>0.0037714326</text:p>
          </table:table-cell>
          <table:table-cell table:number-columns-repeated="1020"/>
        </table:table-row>
        <table:table-row table:style-name="ro1">
          <table:table-cell office:value-type="string">
            <text:p>clean/33.pgm</text:p>
          </table:table-cell>
          <table:table-cell office:value-type="float" office:value="0">
            <text:p>0</text:p>
          </table:table-cell>
          <table:table-cell office:value-type="float" office:value="-0.000587644059491514">
            <text:p>-0.00059</text:p>
          </table:table-cell>
          <table:table-cell table:formula="of:=ABS([.C30]-[.B30])" office:value-type="float" office:value="0.000587644059491514">
            <text:p>0.0005876441</text:p>
          </table:table-cell>
          <table:table-cell table:number-columns-repeated="1020"/>
        </table:table-row>
        <table:table-row table:style-name="ro1">
          <table:table-cell office:value-type="string">
            <text:p>clean/34.pgm</text:p>
          </table:table-cell>
          <table:table-cell office:value-type="float" office:value="0">
            <text:p>0</text:p>
          </table:table-cell>
          <table:table-cell office:value-type="float" office:value="0.0190472079883715">
            <text:p>0.01905</text:p>
          </table:table-cell>
          <table:table-cell table:formula="of:=ABS([.C31]-[.B31])" office:value-type="float" office:value="0.0190472079883715">
            <text:p>0.019047208</text:p>
          </table:table-cell>
          <table:table-cell table:number-columns-repeated="1020"/>
        </table:table-row>
        <table:table-row table:style-name="ro1">
          <table:table-cell office:value-type="string">
            <text:p>clean/35.pgm</text:p>
          </table:table-cell>
          <table:table-cell office:value-type="float" office:value="0">
            <text:p>0</text:p>
          </table:table-cell>
          <table:table-cell office:value-type="float" office:value="0.00309078210231658">
            <text:p>0.00309</text:p>
          </table:table-cell>
          <table:table-cell table:formula="of:=ABS([.C32]-[.B32])" office:value-type="float" office:value="0.00309078210231658">
            <text:p>0.0030907821</text:p>
          </table:table-cell>
          <table:table-cell table:number-columns-repeated="1020"/>
        </table:table-row>
        <table:table-row table:style-name="ro1">
          <table:table-cell office:value-type="string">
            <text:p>clean/36.pgm</text:p>
          </table:table-cell>
          <table:table-cell office:value-type="float" office:value="0">
            <text:p>0</text:p>
          </table:table-cell>
          <table:table-cell office:value-type="float" office:value="0.00144689322739792">
            <text:p>0.00145</text:p>
          </table:table-cell>
          <table:table-cell table:formula="of:=ABS([.C33]-[.B33])" office:value-type="float" office:value="0.00144689322739792">
            <text:p>0.0014468932</text:p>
          </table:table-cell>
          <table:table-cell table:number-columns-repeated="1020"/>
        </table:table-row>
        <table:table-row table:style-name="ro1">
          <table:table-cell office:value-type="string">
            <text:p>clean/37.pgm</text:p>
          </table:table-cell>
          <table:table-cell office:value-type="float" office:value="0">
            <text:p>0</text:p>
          </table:table-cell>
          <table:table-cell office:value-type="float" office:value="-0.00262438267885731">
            <text:p>-0.00262</text:p>
          </table:table-cell>
          <table:table-cell table:formula="of:=ABS([.C34]-[.B34])" office:value-type="float" office:value="0.00262438267885731">
            <text:p>0.0026243827</text:p>
          </table:table-cell>
          <table:table-cell table:number-columns-repeated="1020"/>
        </table:table-row>
        <table:table-row table:style-name="ro1">
          <table:table-cell office:value-type="string">
            <text:p>clean/38.pgm</text:p>
          </table:table-cell>
          <table:table-cell office:value-type="float" office:value="0">
            <text:p>0</text:p>
          </table:table-cell>
          <table:table-cell office:value-type="float" office:value="0.00310083888711275">
            <text:p>0.00310</text:p>
          </table:table-cell>
          <table:table-cell table:formula="of:=ABS([.C35]-[.B35])" office:value-type="float" office:value="0.00310083888711275">
            <text:p>0.0031008389</text:p>
          </table:table-cell>
          <table:table-cell table:number-columns-repeated="1020"/>
        </table:table-row>
        <table:table-row table:style-name="ro1">
          <table:table-cell office:value-type="string">
            <text:p>clean/39.pgm</text:p>
          </table:table-cell>
          <table:table-cell office:value-type="float" office:value="0">
            <text:p>0</text:p>
          </table:table-cell>
          <table:table-cell office:value-type="float" office:value="-0.00321979022986472">
            <text:p>-0.00322</text:p>
          </table:table-cell>
          <table:table-cell table:formula="of:=ABS([.C36]-[.B36])" office:value-type="float" office:value="0.00321979022986472">
            <text:p>0.0032197902</text:p>
          </table:table-cell>
          <table:table-cell table:number-columns-repeated="1020"/>
        </table:table-row>
        <table:table-row table:style-name="ro1">
          <table:table-cell office:value-type="string">
            <text:p>clean/4.pgm</text:p>
          </table:table-cell>
          <table:table-cell office:value-type="float" office:value="0">
            <text:p>0</text:p>
          </table:table-cell>
          <table:table-cell office:value-type="float" office:value="-0.016145342886444">
            <text:p>-0.01615</text:p>
          </table:table-cell>
          <table:table-cell table:formula="of:=ABS([.C37]-[.B37])" office:value-type="float" office:value="0.016145342886444">
            <text:p>0.0161453429</text:p>
          </table:table-cell>
          <table:table-cell table:number-columns-repeated="1020"/>
        </table:table-row>
        <table:table-row table:style-name="ro1">
          <table:table-cell office:value-type="string">
            <text:p>clean/40.pgm</text:p>
          </table:table-cell>
          <table:table-cell office:value-type="float" office:value="0">
            <text:p>0</text:p>
          </table:table-cell>
          <table:table-cell office:value-type="float" office:value="0.00308151587032883">
            <text:p>0.00308</text:p>
          </table:table-cell>
          <table:table-cell table:formula="of:=ABS([.C38]-[.B38])" office:value-type="float" office:value="0.00308151587032883">
            <text:p>0.0030815159</text:p>
          </table:table-cell>
          <table:table-cell table:number-columns-repeated="1020"/>
        </table:table-row>
        <table:table-row table:style-name="ro1">
          <table:table-cell office:value-type="string">
            <text:p>clean/41.pgm</text:p>
          </table:table-cell>
          <table:table-cell office:value-type="float" office:value="0">
            <text:p>0</text:p>
          </table:table-cell>
          <table:table-cell office:value-type="float" office:value="0.0173750214162925">
            <text:p>0.01738</text:p>
          </table:table-cell>
          <table:table-cell table:formula="of:=ABS([.C39]-[.B39])" office:value-type="float" office:value="0.0173750214162925">
            <text:p>0.0173750214</text:p>
          </table:table-cell>
          <table:table-cell table:number-columns-repeated="1020"/>
        </table:table-row>
        <table:table-row table:style-name="ro1">
          <table:table-cell office:value-type="string">
            <text:p>clean/42.pgm</text:p>
          </table:table-cell>
          <table:table-cell office:value-type="float" office:value="0">
            <text:p>0</text:p>
          </table:table-cell>
          <table:table-cell office:value-type="float" office:value="0.00732383243247662">
            <text:p>0.00732</text:p>
          </table:table-cell>
          <table:table-cell table:formula="of:=ABS([.C40]-[.B40])" office:value-type="float" office:value="0.00732383243247662">
            <text:p>0.0073238324</text:p>
          </table:table-cell>
          <table:table-cell table:number-columns-repeated="1020"/>
        </table:table-row>
        <table:table-row table:style-name="ro1">
          <table:table-cell office:value-type="string">
            <text:p>clean/43.pgm</text:p>
          </table:table-cell>
          <table:table-cell office:value-type="float" office:value="0">
            <text:p>0</text:p>
          </table:table-cell>
          <table:table-cell office:value-type="float" office:value="0.00262145122046411">
            <text:p>0.00262</text:p>
          </table:table-cell>
          <table:table-cell table:formula="of:=ABS([.C41]-[.B41])" office:value-type="float" office:value="0.00262145122046411">
            <text:p>0.0026214512</text:p>
          </table:table-cell>
          <table:table-cell table:number-columns-repeated="1020"/>
        </table:table-row>
        <table:table-row table:style-name="ro1">
          <table:table-cell office:value-type="string">
            <text:p>clean/44.pgm</text:p>
          </table:table-cell>
          <table:table-cell office:value-type="float" office:value="0">
            <text:p>0</text:p>
          </table:table-cell>
          <table:table-cell office:value-type="float" office:value="-0.0166681812112354">
            <text:p>-0.01667</text:p>
          </table:table-cell>
          <table:table-cell table:formula="of:=ABS([.C42]-[.B42])" office:value-type="float" office:value="0.0166681812112354">
            <text:p>0.0166681812</text:p>
          </table:table-cell>
          <table:table-cell table:number-columns-repeated="1020"/>
        </table:table-row>
        <table:table-row table:style-name="ro1">
          <table:table-cell office:value-type="string">
            <text:p>clean/45.pgm</text:p>
          </table:table-cell>
          <table:table-cell office:value-type="float" office:value="0">
            <text:p>0</text:p>
          </table:table-cell>
          <table:table-cell office:value-type="float" office:value="0.00884048870706471">
            <text:p>0.00884</text:p>
          </table:table-cell>
          <table:table-cell table:formula="of:=ABS([.C43]-[.B43])" office:value-type="float" office:value="0.00884048870706471">
            <text:p>0.0088404887</text:p>
          </table:table-cell>
          <table:table-cell table:number-columns-repeated="1020"/>
        </table:table-row>
        <table:table-row table:style-name="ro1">
          <table:table-cell office:value-type="string">
            <text:p>clean/46.pgm</text:p>
          </table:table-cell>
          <table:table-cell office:value-type="float" office:value="0">
            <text:p>0</text:p>
          </table:table-cell>
          <table:table-cell office:value-type="float" office:value="-0.00721932062870759">
            <text:p>-0.00722</text:p>
          </table:table-cell>
          <table:table-cell table:formula="of:=ABS([.C44]-[.B44])" office:value-type="float" office:value="0.00721932062870759">
            <text:p>0.0072193206</text:p>
          </table:table-cell>
          <table:table-cell table:number-columns-repeated="1020"/>
        </table:table-row>
        <table:table-row table:style-name="ro1">
          <table:table-cell office:value-type="string">
            <text:p>clean/47.pgm</text:p>
          </table:table-cell>
          <table:table-cell office:value-type="float" office:value="0">
            <text:p>0</text:p>
          </table:table-cell>
          <table:table-cell office:value-type="float" office:value="-0.00424580738891272">
            <text:p>-0.00425</text:p>
          </table:table-cell>
          <table:table-cell table:formula="of:=ABS([.C45]-[.B45])" office:value-type="float" office:value="0.00424580738891272">
            <text:p>0.0042458074</text:p>
          </table:table-cell>
          <table:table-cell table:number-columns-repeated="1020"/>
        </table:table-row>
        <table:table-row table:style-name="ro1">
          <table:table-cell office:value-type="string">
            <text:p>clean/48.pgm</text:p>
          </table:table-cell>
          <table:table-cell office:value-type="float" office:value="0">
            <text:p>0</text:p>
          </table:table-cell>
          <table:table-cell office:value-type="float" office:value="0.00721031946222717">
            <text:p>0.00721</text:p>
          </table:table-cell>
          <table:table-cell table:formula="of:=ABS([.C46]-[.B46])" office:value-type="float" office:value="0.00721031946222717">
            <text:p>0.0072103195</text:p>
          </table:table-cell>
          <table:table-cell table:number-columns-repeated="1020"/>
        </table:table-row>
        <table:table-row table:style-name="ro1">
          <table:table-cell office:value-type="string">
            <text:p>clean/49.pgm</text:p>
          </table:table-cell>
          <table:table-cell office:value-type="float" office:value="0">
            <text:p>0</text:p>
          </table:table-cell>
          <table:table-cell office:value-type="float" office:value="-0.0170587938343078">
            <text:p>-0.01706</text:p>
          </table:table-cell>
          <table:table-cell table:formula="of:=ABS([.C47]-[.B47])" office:value-type="float" office:value="0.0170587938343078">
            <text:p>0.0170587938</text:p>
          </table:table-cell>
          <table:table-cell table:number-columns-repeated="1020"/>
        </table:table-row>
        <table:table-row table:style-name="ro1">
          <table:table-cell office:value-type="string">
            <text:p>clean/5.pgm</text:p>
          </table:table-cell>
          <table:table-cell office:value-type="float" office:value="0">
            <text:p>0</text:p>
          </table:table-cell>
          <table:table-cell office:value-type="float" office:value="0.0228261976454403">
            <text:p>0.02283</text:p>
          </table:table-cell>
          <table:table-cell table:formula="of:=ABS([.C48]-[.B48])" office:value-type="float" office:value="0.0228261976454403">
            <text:p>0.0228261976</text:p>
          </table:table-cell>
          <table:table-cell table:number-columns-repeated="1020"/>
        </table:table-row>
        <table:table-row table:style-name="ro1">
          <table:table-cell office:value-type="string">
            <text:p>clean/50.pgm</text:p>
          </table:table-cell>
          <table:table-cell office:value-type="float" office:value="0">
            <text:p>0</text:p>
          </table:table-cell>
          <table:table-cell office:value-type="float" office:value="0.000606010578202378">
            <text:p>0.00061</text:p>
          </table:table-cell>
          <table:table-cell table:formula="of:=ABS([.C49]-[.B49])" office:value-type="float" office:value="0.000606010578202378">
            <text:p>0.0006060106</text:p>
          </table:table-cell>
          <table:table-cell table:number-columns-repeated="1020"/>
        </table:table-row>
        <table:table-row table:style-name="ro1">
          <table:table-cell office:value-type="string">
            <text:p>clean/51.pgm</text:p>
          </table:table-cell>
          <table:table-cell office:value-type="float" office:value="0">
            <text:p>0</text:p>
          </table:table-cell>
          <table:table-cell office:value-type="float" office:value="0.00514231847702723">
            <text:p>0.00514</text:p>
          </table:table-cell>
          <table:table-cell table:formula="of:=ABS([.C50]-[.B50])" office:value-type="float" office:value="0.00514231847702723">
            <text:p>0.0051423185</text:p>
          </table:table-cell>
          <table:table-cell table:number-columns-repeated="1020"/>
        </table:table-row>
        <table:table-row table:style-name="ro1">
          <table:table-cell office:value-type="string">
            <text:p>clean/52.pgm</text:p>
          </table:table-cell>
          <table:table-cell office:value-type="float" office:value="0">
            <text:p>0</text:p>
          </table:table-cell>
          <table:table-cell office:value-type="float" office:value="0.0241579721948547">
            <text:p>0.02416</text:p>
          </table:table-cell>
          <table:table-cell table:formula="of:=ABS([.C51]-[.B51])" office:value-type="float" office:value="0.0241579721948547">
            <text:p>0.0241579722</text:p>
          </table:table-cell>
          <table:table-cell table:number-columns-repeated="1020"/>
        </table:table-row>
        <table:table-row table:style-name="ro1">
          <table:table-cell office:value-type="string">
            <text:p>clean/53.pgm</text:p>
          </table:table-cell>
          <table:table-cell office:value-type="float" office:value="0">
            <text:p>0</text:p>
          </table:table-cell>
          <table:table-cell office:value-type="float" office:value="0.00988093822101824">
            <text:p>0.00988</text:p>
          </table:table-cell>
          <table:table-cell table:formula="of:=ABS([.C52]-[.B52])" office:value-type="float" office:value="0.00988093822101824">
            <text:p>0.0098809382</text:p>
          </table:table-cell>
          <table:table-cell table:number-columns-repeated="1020"/>
        </table:table-row>
        <table:table-row table:style-name="ro1">
          <table:table-cell office:value-type="string">
            <text:p>clean/54.pgm</text:p>
          </table:table-cell>
          <table:table-cell office:value-type="float" office:value="0">
            <text:p>0</text:p>
          </table:table-cell>
          <table:table-cell office:value-type="float" office:value="0.00600181303474396">
            <text:p>0.00600</text:p>
          </table:table-cell>
          <table:table-cell table:formula="of:=ABS([.C53]-[.B53])" office:value-type="float" office:value="0.00600181303474396">
            <text:p>0.006001813</text:p>
          </table:table-cell>
          <table:table-cell table:number-columns-repeated="1020"/>
        </table:table-row>
        <table:table-row table:style-name="ro1">
          <table:table-cell office:value-type="string">
            <text:p>clean/55.pgm</text:p>
          </table:table-cell>
          <table:table-cell office:value-type="float" office:value="0">
            <text:p>0</text:p>
          </table:table-cell>
          <table:table-cell office:value-type="float" office:value="-0.00232825811119877">
            <text:p>-0.00233</text:p>
          </table:table-cell>
          <table:table-cell table:formula="of:=ABS([.C54]-[.B54])" office:value-type="float" office:value="0.00232825811119877">
            <text:p>0.0023282581</text:p>
          </table:table-cell>
          <table:table-cell table:number-columns-repeated="1020"/>
        </table:table-row>
        <table:table-row table:style-name="ro1">
          <table:table-cell office:value-type="string">
            <text:p>clean/56.pgm</text:p>
          </table:table-cell>
          <table:table-cell office:value-type="float" office:value="0">
            <text:p>0</text:p>
          </table:table-cell>
          <table:table-cell office:value-type="float" office:value="-0.0105395007839268">
            <text:p>-0.01054</text:p>
          </table:table-cell>
          <table:table-cell table:formula="of:=ABS([.C55]-[.B55])" office:value-type="float" office:value="0.0105395007839268">
            <text:p>0.0105395008</text:p>
          </table:table-cell>
          <table:table-cell table:number-columns-repeated="1020"/>
        </table:table-row>
        <table:table-row table:style-name="ro1">
          <table:table-cell office:value-type="string">
            <text:p>clean/57.pgm</text:p>
          </table:table-cell>
          <table:table-cell office:value-type="float" office:value="0">
            <text:p>0</text:p>
          </table:table-cell>
          <table:table-cell office:value-type="float" office:value="-0.0115762903525709">
            <text:p>-0.01158</text:p>
          </table:table-cell>
          <table:table-cell table:formula="of:=ABS([.C56]-[.B56])" office:value-type="float" office:value="0.0115762903525709">
            <text:p>0.0115762904</text:p>
          </table:table-cell>
          <table:table-cell table:number-columns-repeated="1020"/>
        </table:table-row>
        <table:table-row table:style-name="ro1">
          <table:table-cell office:value-type="string">
            <text:p>clean/58.pgm</text:p>
          </table:table-cell>
          <table:table-cell office:value-type="float" office:value="0">
            <text:p>0</text:p>
          </table:table-cell>
          <table:table-cell office:value-type="float" office:value="0.0185821382651722">
            <text:p>0.01858</text:p>
          </table:table-cell>
          <table:table-cell table:formula="of:=ABS([.C57]-[.B57])" office:value-type="float" office:value="0.0185821382651722">
            <text:p>0.0185821383</text:p>
          </table:table-cell>
          <table:table-cell table:number-columns-repeated="1020"/>
        </table:table-row>
        <table:table-row table:style-name="ro1">
          <table:table-cell office:value-type="string">
            <text:p>clean/59.pgm</text:p>
          </table:table-cell>
          <table:table-cell office:value-type="float" office:value="0">
            <text:p>0</text:p>
          </table:table-cell>
          <table:table-cell office:value-type="float" office:value="-0.00668525692399765">
            <text:p>-0.00669</text:p>
          </table:table-cell>
          <table:table-cell table:formula="of:=ABS([.C58]-[.B58])" office:value-type="float" office:value="0.00668525692399765">
            <text:p>0.0066852569</text:p>
          </table:table-cell>
          <table:table-cell table:number-columns-repeated="1020"/>
        </table:table-row>
        <table:table-row table:style-name="ro1">
          <table:table-cell office:value-type="string">
            <text:p>clean/6.pgm</text:p>
          </table:table-cell>
          <table:table-cell office:value-type="float" office:value="0">
            <text:p>0</text:p>
          </table:table-cell>
          <table:table-cell office:value-type="float" office:value="-0.000159534161267026">
            <text:p>-0.00016</text:p>
          </table:table-cell>
          <table:table-cell table:formula="of:=ABS([.C59]-[.B59])" office:value-type="float" office:value="0.000159534161267026">
            <text:p>0.0001595342</text:p>
          </table:table-cell>
          <table:table-cell table:number-columns-repeated="1020"/>
        </table:table-row>
        <table:table-row table:style-name="ro1">
          <table:table-cell office:value-type="string">
            <text:p>clean/60.pgm</text:p>
          </table:table-cell>
          <table:table-cell office:value-type="float" office:value="0">
            <text:p>0</text:p>
          </table:table-cell>
          <table:table-cell office:value-type="float" office:value="-0.00169717286120144">
            <text:p>-0.00170</text:p>
          </table:table-cell>
          <table:table-cell table:formula="of:=ABS([.C60]-[.B60])" office:value-type="float" office:value="0.00169717286120144">
            <text:p>0.0016971729</text:p>
          </table:table-cell>
          <table:table-cell table:number-columns-repeated="1020"/>
        </table:table-row>
        <table:table-row table:style-name="ro1">
          <table:table-cell office:value-type="string">
            <text:p>clean/61.pgm</text:p>
          </table:table-cell>
          <table:table-cell office:value-type="float" office:value="0">
            <text:p>0</text:p>
          </table:table-cell>
          <table:table-cell office:value-type="float" office:value="0.0092716555738685">
            <text:p>0.00927</text:p>
          </table:table-cell>
          <table:table-cell table:formula="of:=ABS([.C61]-[.B61])" office:value-type="float" office:value="0.0092716555738685">
            <text:p>0.0092716556</text:p>
          </table:table-cell>
          <table:table-cell table:number-columns-repeated="1020"/>
        </table:table-row>
        <table:table-row table:style-name="ro1">
          <table:table-cell office:value-type="string">
            <text:p>clean/62.pgm</text:p>
          </table:table-cell>
          <table:table-cell office:value-type="float" office:value="0">
            <text:p>0</text:p>
          </table:table-cell>
          <table:table-cell office:value-type="float" office:value="0.000240992893797506">
            <text:p>0.00024</text:p>
          </table:table-cell>
          <table:table-cell table:formula="of:=ABS([.C62]-[.B62])" office:value-type="float" office:value="0.000240992893797506">
            <text:p>0.0002409929</text:p>
          </table:table-cell>
          <table:table-cell table:number-columns-repeated="1020"/>
        </table:table-row>
        <table:table-row table:style-name="ro1">
          <table:table-cell office:value-type="string">
            <text:p>clean/63.pgm</text:p>
          </table:table-cell>
          <table:table-cell office:value-type="float" office:value="0">
            <text:p>0</text:p>
          </table:table-cell>
          <table:table-cell office:value-type="float" office:value="-0.0064322365128667">
            <text:p>-0.00643</text:p>
          </table:table-cell>
          <table:table-cell table:formula="of:=ABS([.C63]-[.B63])" office:value-type="float" office:value="0.0064322365128667">
            <text:p>0.0064322365</text:p>
          </table:table-cell>
          <table:table-cell table:number-columns-repeated="1020"/>
        </table:table-row>
        <table:table-row table:style-name="ro1">
          <table:table-cell office:value-type="string">
            <text:p>clean/64.pgm</text:p>
          </table:table-cell>
          <table:table-cell office:value-type="float" office:value="0">
            <text:p>0</text:p>
          </table:table-cell>
          <table:table-cell office:value-type="float" office:value="-0.00563717699422107">
            <text:p>-0.00564</text:p>
          </table:table-cell>
          <table:table-cell table:formula="of:=ABS([.C64]-[.B64])" office:value-type="float" office:value="0.00563717699422107">
            <text:p>0.005637177</text:p>
          </table:table-cell>
          <table:table-cell table:number-columns-repeated="1020"/>
        </table:table-row>
        <table:table-row table:style-name="ro1">
          <table:table-cell office:value-type="string">
            <text:p>clean/65.pgm</text:p>
          </table:table-cell>
          <table:table-cell office:value-type="float" office:value="0">
            <text:p>0</text:p>
          </table:table-cell>
          <table:table-cell office:value-type="float" office:value="-0.0204502807206345">
            <text:p>-0.02045</text:p>
          </table:table-cell>
          <table:table-cell table:formula="of:=ABS([.C65]-[.B65])" office:value-type="float" office:value="0.0204502807206345">
            <text:p>0.0204502807</text:p>
          </table:table-cell>
          <table:table-cell table:number-columns-repeated="1020"/>
        </table:table-row>
        <table:table-row table:style-name="ro1">
          <table:table-cell office:value-type="string">
            <text:p>clean/66.pgm</text:p>
          </table:table-cell>
          <table:table-cell office:value-type="float" office:value="0">
            <text:p>0</text:p>
          </table:table-cell>
          <table:table-cell office:value-type="float" office:value="0.00785723667755469">
            <text:p>0.00786</text:p>
          </table:table-cell>
          <table:table-cell table:formula="of:=ABS([.C66]-[.B66])" office:value-type="float" office:value="0.00785723667755469">
            <text:p>0.0078572367</text:p>
          </table:table-cell>
          <table:table-cell table:number-columns-repeated="1020"/>
        </table:table-row>
        <table:table-row table:style-name="ro1">
          <table:table-cell office:value-type="string">
            <text:p>clean/67.pgm</text:p>
          </table:table-cell>
          <table:table-cell office:value-type="float" office:value="0">
            <text:p>0</text:p>
          </table:table-cell>
          <table:table-cell office:value-type="float" office:value="0.00754492627968122">
            <text:p>0.00754</text:p>
          </table:table-cell>
          <table:table-cell table:formula="of:=ABS([.C67]-[.B67])" office:value-type="float" office:value="0.00754492627968122">
            <text:p>0.0075449263</text:p>
          </table:table-cell>
          <table:table-cell table:number-columns-repeated="1020"/>
        </table:table-row>
        <table:table-row table:style-name="ro1">
          <table:table-cell office:value-type="string">
            <text:p>clean/68.pgm</text:p>
          </table:table-cell>
          <table:table-cell office:value-type="float" office:value="0">
            <text:p>0</text:p>
          </table:table-cell>
          <table:table-cell office:value-type="float" office:value="0.00216529762076142">
            <text:p>0.00217</text:p>
          </table:table-cell>
          <table:table-cell table:formula="of:=ABS([.C68]-[.B68])" office:value-type="float" office:value="0.00216529762076142">
            <text:p>0.0021652976</text:p>
          </table:table-cell>
          <table:table-cell table:number-columns-repeated="1020"/>
        </table:table-row>
        <table:table-row table:style-name="ro1">
          <table:table-cell office:value-type="string">
            <text:p>clean/69.pgm</text:p>
          </table:table-cell>
          <table:table-cell office:value-type="float" office:value="0">
            <text:p>0</text:p>
          </table:table-cell>
          <table:table-cell office:value-type="float" office:value="0.0155626712435973">
            <text:p>0.01556</text:p>
          </table:table-cell>
          <table:table-cell table:formula="of:=ABS([.C69]-[.B69])" office:value-type="float" office:value="0.0155626712435973">
            <text:p>0.0155626712</text:p>
          </table:table-cell>
          <table:table-cell table:number-columns-repeated="1020"/>
        </table:table-row>
        <table:table-row table:style-name="ro1">
          <table:table-cell office:value-type="string">
            <text:p>clean/7.pgm</text:p>
          </table:table-cell>
          <table:table-cell office:value-type="float" office:value="0">
            <text:p>0</text:p>
          </table:table-cell>
          <table:table-cell office:value-type="float" office:value="0.0181492266510592">
            <text:p>0.01815</text:p>
          </table:table-cell>
          <table:table-cell table:formula="of:=ABS([.C70]-[.B70])" office:value-type="float" office:value="0.0181492266510592">
            <text:p>0.0181492267</text:p>
          </table:table-cell>
          <table:table-cell table:number-columns-repeated="1020"/>
        </table:table-row>
        <table:table-row table:style-name="ro1">
          <table:table-cell office:value-type="string">
            <text:p>clean/70.pgm</text:p>
          </table:table-cell>
          <table:table-cell office:value-type="float" office:value="0">
            <text:p>0</text:p>
          </table:table-cell>
          <table:table-cell office:value-type="float" office:value="0.00442825299128586">
            <text:p>0.00443</text:p>
          </table:table-cell>
          <table:table-cell table:formula="of:=ABS([.C71]-[.B71])" office:value-type="float" office:value="0.00442825299128586">
            <text:p>0.004428253</text:p>
          </table:table-cell>
          <table:table-cell table:number-columns-repeated="1020"/>
        </table:table-row>
        <table:table-row table:style-name="ro1">
          <table:table-cell office:value-type="string">
            <text:p>clean/71.pgm</text:p>
          </table:table-cell>
          <table:table-cell office:value-type="float" office:value="0">
            <text:p>0</text:p>
          </table:table-cell>
          <table:table-cell office:value-type="float" office:value="0.0480371436716739">
            <text:p>0.04804</text:p>
          </table:table-cell>
          <table:table-cell table:formula="of:=ABS([.C72]-[.B72])" office:value-type="float" office:value="0.0480371436716739">
            <text:p>0.0480371437</text:p>
          </table:table-cell>
          <table:table-cell table:number-columns-repeated="1020"/>
        </table:table-row>
        <table:table-row table:style-name="ro1">
          <table:table-cell office:value-type="string">
            <text:p>clean/72.pgm</text:p>
          </table:table-cell>
          <table:table-cell office:value-type="float" office:value="0">
            <text:p>0</text:p>
          </table:table-cell>
          <table:table-cell office:value-type="float" office:value="-0.00627249881217342">
            <text:p>-0.00627</text:p>
          </table:table-cell>
          <table:table-cell table:formula="of:=ABS([.C73]-[.B73])" office:value-type="float" office:value="0.00627249881217342">
            <text:p>0.0062724988</text:p>
          </table:table-cell>
          <table:table-cell table:number-columns-repeated="1020"/>
        </table:table-row>
        <table:table-row table:style-name="ro1">
          <table:table-cell office:value-type="string">
            <text:p>clean/73.pgm</text:p>
          </table:table-cell>
          <table:table-cell office:value-type="float" office:value="0">
            <text:p>0</text:p>
          </table:table-cell>
          <table:table-cell office:value-type="float" office:value="0.00769532371873418">
            <text:p>0.00770</text:p>
          </table:table-cell>
          <table:table-cell table:formula="of:=ABS([.C74]-[.B74])" office:value-type="float" office:value="0.00769532371873418">
            <text:p>0.0076953237</text:p>
          </table:table-cell>
          <table:table-cell table:number-columns-repeated="1020"/>
        </table:table-row>
        <table:table-row table:style-name="ro1">
          <table:table-cell office:value-type="string">
            <text:p>clean/74.pgm</text:p>
          </table:table-cell>
          <table:table-cell office:value-type="float" office:value="0">
            <text:p>0</text:p>
          </table:table-cell>
          <table:table-cell office:value-type="float" office:value="0.000832119981368417">
            <text:p>0.00083</text:p>
          </table:table-cell>
          <table:table-cell table:formula="of:=ABS([.C75]-[.B75])" office:value-type="float" office:value="0.000832119981368417">
            <text:p>0.00083212</text:p>
          </table:table-cell>
          <table:table-cell table:number-columns-repeated="1020"/>
        </table:table-row>
        <table:table-row table:style-name="ro1">
          <table:table-cell office:value-type="string">
            <text:p>clean/75.pgm</text:p>
          </table:table-cell>
          <table:table-cell office:value-type="float" office:value="0">
            <text:p>0</text:p>
          </table:table-cell>
          <table:table-cell office:value-type="float" office:value="0.0437086833335805">
            <text:p>0.04371</text:p>
          </table:table-cell>
          <table:table-cell table:formula="of:=ABS([.C76]-[.B76])" office:value-type="float" office:value="0.0437086833335805">
            <text:p>0.0437086833</text:p>
          </table:table-cell>
          <table:table-cell table:number-columns-repeated="1020"/>
        </table:table-row>
        <table:table-row table:style-name="ro1">
          <table:table-cell office:value-type="string">
            <text:p>clean/76.pgm</text:p>
          </table:table-cell>
          <table:table-cell office:value-type="float" office:value="0">
            <text:p>0</text:p>
          </table:table-cell>
          <table:table-cell office:value-type="float" office:value="0.00629547711493858">
            <text:p>0.00630</text:p>
          </table:table-cell>
          <table:table-cell table:formula="of:=ABS([.C77]-[.B77])" office:value-type="float" office:value="0.00629547711493858">
            <text:p>0.0062954771</text:p>
          </table:table-cell>
          <table:table-cell table:number-columns-repeated="1020"/>
        </table:table-row>
        <table:table-row table:style-name="ro1">
          <table:table-cell office:value-type="string">
            <text:p>clean/77.pgm</text:p>
          </table:table-cell>
          <table:table-cell office:value-type="float" office:value="0">
            <text:p>0</text:p>
          </table:table-cell>
          <table:table-cell office:value-type="float" office:value="-0.00228050467205144">
            <text:p>-0.00228</text:p>
          </table:table-cell>
          <table:table-cell table:formula="of:=ABS([.C78]-[.B78])" office:value-type="float" office:value="0.00228050467205144">
            <text:p>0.0022805047</text:p>
          </table:table-cell>
          <table:table-cell table:number-columns-repeated="1020"/>
        </table:table-row>
        <table:table-row table:style-name="ro1">
          <table:table-cell office:value-type="string">
            <text:p>clean/78.pgm</text:p>
          </table:table-cell>
          <table:table-cell office:value-type="float" office:value="0">
            <text:p>0</text:p>
          </table:table-cell>
          <table:table-cell office:value-type="float" office:value="0.00944423382083967">
            <text:p>0.00944</text:p>
          </table:table-cell>
          <table:table-cell table:formula="of:=ABS([.C79]-[.B79])" office:value-type="float" office:value="0.00944423382083967">
            <text:p>0.0094442338</text:p>
          </table:table-cell>
          <table:table-cell table:number-columns-repeated="1020"/>
        </table:table-row>
        <table:table-row table:style-name="ro1">
          <table:table-cell office:value-type="string">
            <text:p>clean/79.pgm</text:p>
          </table:table-cell>
          <table:table-cell office:value-type="float" office:value="0">
            <text:p>0</text:p>
          </table:table-cell>
          <table:table-cell office:value-type="float" office:value="0.022215166378068">
            <text:p>0.02222</text:p>
          </table:table-cell>
          <table:table-cell table:formula="of:=ABS([.C80]-[.B80])" office:value-type="float" office:value="0.022215166378068">
            <text:p>0.0222151664</text:p>
          </table:table-cell>
          <table:table-cell table:number-columns-repeated="1020"/>
        </table:table-row>
        <table:table-row table:style-name="ro1">
          <table:table-cell office:value-type="string">
            <text:p>clean/8.pgm</text:p>
          </table:table-cell>
          <table:table-cell office:value-type="float" office:value="0">
            <text:p>0</text:p>
          </table:table-cell>
          <table:table-cell office:value-type="float" office:value="-0.0138746249978262">
            <text:p>-0.01387</text:p>
          </table:table-cell>
          <table:table-cell table:formula="of:=ABS([.C81]-[.B81])" office:value-type="float" office:value="0.0138746249978262">
            <text:p>0.013874625</text:p>
          </table:table-cell>
          <table:table-cell table:number-columns-repeated="1020"/>
        </table:table-row>
        <table:table-row table:style-name="ro1">
          <table:table-cell office:value-type="string">
            <text:p>clean/80.pgm</text:p>
          </table:table-cell>
          <table:table-cell office:value-type="float" office:value="0">
            <text:p>0</text:p>
          </table:table-cell>
          <table:table-cell office:value-type="float" office:value="0.016365387907757">
            <text:p>0.01637</text:p>
          </table:table-cell>
          <table:table-cell table:formula="of:=ABS([.C82]-[.B82])" office:value-type="float" office:value="0.016365387907757">
            <text:p>0.0163653879</text:p>
          </table:table-cell>
          <table:table-cell table:number-columns-repeated="1020"/>
        </table:table-row>
        <table:table-row table:style-name="ro1">
          <table:table-cell office:value-type="string">
            <text:p>clean/81.pgm</text:p>
          </table:table-cell>
          <table:table-cell office:value-type="float" office:value="0">
            <text:p>0</text:p>
          </table:table-cell>
          <table:table-cell office:value-type="float" office:value="-0.0205490278921192">
            <text:p>-0.02055</text:p>
          </table:table-cell>
          <table:table-cell table:formula="of:=ABS([.C83]-[.B83])" office:value-type="float" office:value="0.0205490278921192">
            <text:p>0.0205490279</text:p>
          </table:table-cell>
          <table:table-cell table:number-columns-repeated="1020"/>
        </table:table-row>
        <table:table-row table:style-name="ro1">
          <table:table-cell office:value-type="string">
            <text:p>clean/82.pgm</text:p>
          </table:table-cell>
          <table:table-cell office:value-type="float" office:value="0">
            <text:p>0</text:p>
          </table:table-cell>
          <table:table-cell office:value-type="float" office:value="0.0293495042277129">
            <text:p>0.02935</text:p>
          </table:table-cell>
          <table:table-cell table:formula="of:=ABS([.C84]-[.B84])" office:value-type="float" office:value="0.0293495042277129">
            <text:p>0.0293495042</text:p>
          </table:table-cell>
          <table:table-cell table:number-columns-repeated="1020"/>
        </table:table-row>
        <table:table-row table:style-name="ro1">
          <table:table-cell office:value-type="string">
            <text:p>clean/83.pgm</text:p>
          </table:table-cell>
          <table:table-cell office:value-type="float" office:value="0">
            <text:p>0</text:p>
          </table:table-cell>
          <table:table-cell office:value-type="float" office:value="0.00104438675540449">
            <text:p>0.00104</text:p>
          </table:table-cell>
          <table:table-cell table:formula="of:=ABS([.C85]-[.B85])" office:value-type="float" office:value="0.00104438675540449">
            <text:p>0.0010443868</text:p>
          </table:table-cell>
          <table:table-cell table:number-columns-repeated="1020"/>
        </table:table-row>
        <table:table-row table:style-name="ro1">
          <table:table-cell office:value-type="string">
            <text:p>clean/84.pgm</text:p>
          </table:table-cell>
          <table:table-cell office:value-type="float" office:value="0">
            <text:p>0</text:p>
          </table:table-cell>
          <table:table-cell office:value-type="float" office:value="0.00166454472546813">
            <text:p>0.00166</text:p>
          </table:table-cell>
          <table:table-cell table:formula="of:=ABS([.C86]-[.B86])" office:value-type="float" office:value="0.00166454472546813">
            <text:p>0.0016645447</text:p>
          </table:table-cell>
          <table:table-cell table:number-columns-repeated="1020"/>
        </table:table-row>
        <table:table-row table:style-name="ro1">
          <table:table-cell office:value-type="string">
            <text:p>clean/85.pgm</text:p>
          </table:table-cell>
          <table:table-cell office:value-type="float" office:value="0">
            <text:p>0</text:p>
          </table:table-cell>
          <table:table-cell office:value-type="float" office:value="0.0135976374373707">
            <text:p>0.01360</text:p>
          </table:table-cell>
          <table:table-cell table:formula="of:=ABS([.C87]-[.B87])" office:value-type="float" office:value="0.0135976374373707">
            <text:p>0.0135976374</text:p>
          </table:table-cell>
          <table:table-cell table:number-columns-repeated="1020"/>
        </table:table-row>
        <table:table-row table:style-name="ro1">
          <table:table-cell office:value-type="string">
            <text:p>clean/86.pgm</text:p>
          </table:table-cell>
          <table:table-cell office:value-type="float" office:value="0">
            <text:p>0</text:p>
          </table:table-cell>
          <table:table-cell office:value-type="float" office:value="-0.000355724206425338">
            <text:p>-0.00036</text:p>
          </table:table-cell>
          <table:table-cell table:formula="of:=ABS([.C88]-[.B88])" office:value-type="float" office:value="0.000355724206425338">
            <text:p>0.0003557242</text:p>
          </table:table-cell>
          <table:table-cell table:number-columns-repeated="1020"/>
        </table:table-row>
        <table:table-row table:style-name="ro1">
          <table:table-cell office:value-type="string">
            <text:p>clean/87.pgm</text:p>
          </table:table-cell>
          <table:table-cell office:value-type="float" office:value="0">
            <text:p>0</text:p>
          </table:table-cell>
          <table:table-cell office:value-type="float" office:value="-0.00296895129521429">
            <text:p>-0.00297</text:p>
          </table:table-cell>
          <table:table-cell table:formula="of:=ABS([.C89]-[.B89])" office:value-type="float" office:value="0.00296895129521429">
            <text:p>0.0029689513</text:p>
          </table:table-cell>
          <table:table-cell table:number-columns-repeated="1020"/>
        </table:table-row>
        <table:table-row table:style-name="ro1">
          <table:table-cell office:value-type="string">
            <text:p>clean/88.pgm</text:p>
          </table:table-cell>
          <table:table-cell office:value-type="float" office:value="0">
            <text:p>0</text:p>
          </table:table-cell>
          <table:table-cell office:value-type="float" office:value="-0.000183997258325349">
            <text:p>-0.00018</text:p>
          </table:table-cell>
          <table:table-cell table:formula="of:=ABS([.C90]-[.B90])" office:value-type="float" office:value="0.000183997258325349">
            <text:p>0.0001839973</text:p>
          </table:table-cell>
          <table:table-cell table:number-columns-repeated="1020"/>
        </table:table-row>
        <table:table-row table:style-name="ro1">
          <table:table-cell office:value-type="string">
            <text:p>clean/89.pgm</text:p>
          </table:table-cell>
          <table:table-cell office:value-type="float" office:value="0">
            <text:p>0</text:p>
          </table:table-cell>
          <table:table-cell office:value-type="float" office:value="-0.0167740480969121">
            <text:p>-0.01677</text:p>
          </table:table-cell>
          <table:table-cell table:formula="of:=ABS([.C91]-[.B91])" office:value-type="float" office:value="0.0167740480969121">
            <text:p>0.0167740481</text:p>
          </table:table-cell>
          <table:table-cell table:number-columns-repeated="1020"/>
        </table:table-row>
        <table:table-row table:style-name="ro1">
          <table:table-cell office:value-type="string">
            <text:p>clean/9.pgm</text:p>
          </table:table-cell>
          <table:table-cell office:value-type="float" office:value="0">
            <text:p>0</text:p>
          </table:table-cell>
          <table:table-cell office:value-type="float" office:value="-0.0235637058038718">
            <text:p>-0.02356</text:p>
          </table:table-cell>
          <table:table-cell table:formula="of:=ABS([.C92]-[.B92])" office:value-type="float" office:value="0.0235637058038718">
            <text:p>0.0235637058</text:p>
          </table:table-cell>
          <table:table-cell table:number-columns-repeated="1020"/>
        </table:table-row>
        <table:table-row table:style-name="ro1">
          <table:table-cell office:value-type="string">
            <text:p>clean/90.pgm</text:p>
          </table:table-cell>
          <table:table-cell office:value-type="float" office:value="0">
            <text:p>0</text:p>
          </table:table-cell>
          <table:table-cell office:value-type="float" office:value="0.00304024190076173">
            <text:p>0.00304</text:p>
          </table:table-cell>
          <table:table-cell table:formula="of:=ABS([.C93]-[.B93])" office:value-type="float" office:value="0.00304024190076173">
            <text:p>0.0030402419</text:p>
          </table:table-cell>
          <table:table-cell table:number-columns-repeated="1020"/>
        </table:table-row>
        <table:table-row table:style-name="ro1">
          <table:table-cell office:value-type="string">
            <text:p>clean/91.pgm</text:p>
          </table:table-cell>
          <table:table-cell office:value-type="float" office:value="0">
            <text:p>0</text:p>
          </table:table-cell>
          <table:table-cell office:value-type="float" office:value="0.00290924468843181">
            <text:p>0.00291</text:p>
          </table:table-cell>
          <table:table-cell table:formula="of:=ABS([.C94]-[.B94])" office:value-type="float" office:value="0.00290924468843181">
            <text:p>0.0029092447</text:p>
          </table:table-cell>
          <table:table-cell table:number-columns-repeated="1020"/>
        </table:table-row>
        <table:table-row table:style-name="ro1">
          <table:table-cell office:value-type="string">
            <text:p>clean/92.pgm</text:p>
          </table:table-cell>
          <table:table-cell office:value-type="float" office:value="0">
            <text:p>0</text:p>
          </table:table-cell>
          <table:table-cell office:value-type="float" office:value="-0.00150657901472563">
            <text:p>-0.00151</text:p>
          </table:table-cell>
          <table:table-cell table:formula="of:=ABS([.C95]-[.B95])" office:value-type="float" office:value="0.00150657901472563">
            <text:p>0.001506579</text:p>
          </table:table-cell>
          <table:table-cell table:number-columns-repeated="1020"/>
        </table:table-row>
        <table:table-row table:style-name="ro1">
          <table:table-cell office:value-type="string">
            <text:p>clean/93.pgm</text:p>
          </table:table-cell>
          <table:table-cell office:value-type="float" office:value="0">
            <text:p>0</text:p>
          </table:table-cell>
          <table:table-cell office:value-type="float" office:value="0.0137646128265009">
            <text:p>0.01376</text:p>
          </table:table-cell>
          <table:table-cell table:formula="of:=ABS([.C96]-[.B96])" office:value-type="float" office:value="0.0137646128265009">
            <text:p>0.0137646128</text:p>
          </table:table-cell>
          <table:table-cell table:number-columns-repeated="1020"/>
        </table:table-row>
        <table:table-row table:style-name="ro1">
          <table:table-cell office:value-type="string">
            <text:p>clean/94.pgm</text:p>
          </table:table-cell>
          <table:table-cell office:value-type="float" office:value="0">
            <text:p>0</text:p>
          </table:table-cell>
          <table:table-cell office:value-type="float" office:value="0.00132624740405327">
            <text:p>0.00133</text:p>
          </table:table-cell>
          <table:table-cell table:formula="of:=ABS([.C97]-[.B97])" office:value-type="float" office:value="0.00132624740405327">
            <text:p>0.0013262474</text:p>
          </table:table-cell>
          <table:table-cell table:number-columns-repeated="1020"/>
        </table:table-row>
        <table:table-row table:style-name="ro1">
          <table:table-cell office:value-type="string">
            <text:p>clean/95.pgm</text:p>
          </table:table-cell>
          <table:table-cell office:value-type="float" office:value="0">
            <text:p>0</text:p>
          </table:table-cell>
          <table:table-cell office:value-type="float" office:value="0.00995317308418114">
            <text:p>0.00995</text:p>
          </table:table-cell>
          <table:table-cell table:formula="of:=ABS([.C98]-[.B98])" office:value-type="float" office:value="0.00995317308418114">
            <text:p>0.0099531731</text:p>
          </table:table-cell>
          <table:table-cell table:number-columns-repeated="1020"/>
        </table:table-row>
        <table:table-row table:style-name="ro1">
          <table:table-cell office:value-type="string">
            <text:p>clean/96.pgm</text:p>
          </table:table-cell>
          <table:table-cell office:value-type="float" office:value="0">
            <text:p>0</text:p>
          </table:table-cell>
          <table:table-cell office:value-type="float" office:value="-0.0280923113615133">
            <text:p>-0.02809</text:p>
          </table:table-cell>
          <table:table-cell table:formula="of:=ABS([.C99]-[.B99])" office:value-type="float" office:value="0.0280923113615133">
            <text:p>0.0280923114</text:p>
          </table:table-cell>
          <table:table-cell table:number-columns-repeated="1020"/>
        </table:table-row>
        <table:table-row table:style-name="ro1">
          <table:table-cell office:value-type="string">
            <text:p>clean/97.pgm</text:p>
          </table:table-cell>
          <table:table-cell office:value-type="float" office:value="0">
            <text:p>0</text:p>
          </table:table-cell>
          <table:table-cell office:value-type="float" office:value="-0.0190181201040799">
            <text:p>-0.01902</text:p>
          </table:table-cell>
          <table:table-cell table:formula="of:=ABS([.C100]-[.B100])" office:value-type="float" office:value="0.0190181201040799">
            <text:p>0.0190181201</text:p>
          </table:table-cell>
          <table:table-cell table:number-columns-repeated="1020"/>
        </table:table-row>
        <table:table-row table:style-name="ro1">
          <table:table-cell office:value-type="string">
            <text:p>clean/98.pgm</text:p>
          </table:table-cell>
          <table:table-cell office:value-type="float" office:value="0">
            <text:p>0</text:p>
          </table:table-cell>
          <table:table-cell office:value-type="float" office:value="0.0160352003215948">
            <text:p>0.01604</text:p>
          </table:table-cell>
          <table:table-cell table:formula="of:=ABS([.C101]-[.B101])" office:value-type="float" office:value="0.0160352003215948">
            <text:p>0.0160352003</text:p>
          </table:table-cell>
          <table:table-cell table:number-columns-repeated="1020"/>
        </table:table-row>
        <table:table-row table:style-name="ro1">
          <table:table-cell office:value-type="string">
            <text:p>clean/99.pgm</text:p>
          </table:table-cell>
          <table:table-cell office:value-type="float" office:value="0">
            <text:p>0</text:p>
          </table:table-cell>
          <table:table-cell office:value-type="float" office:value="-0.0110917300695921">
            <text:p>-0.01109</text:p>
          </table:table-cell>
          <table:table-cell table:formula="of:=ABS([.C102]-[.B102])" office:value-type="float" office:value="0.0110917300695921">
            <text:p>0.0110917301</text:p>
          </table:table-cell>
          <table:table-cell table:number-columns-repeated="1020"/>
        </table:table-row>
        <table:table-row table:style-name="ro1">
          <table:table-cell office:value-type="string">
            <text:p>embedded/0.pgm</text:p>
          </table:table-cell>
          <table:table-cell office:value-type="float" office:value="0.05">
            <text:p>0.05</text:p>
          </table:table-cell>
          <table:table-cell office:value-type="float" office:value="0.0426947907084055">
            <text:p>0.04269</text:p>
          </table:table-cell>
          <table:table-cell table:formula="of:=ABS([.C103]-[.B103])" office:value-type="float" office:value="0.00730520929159451">
            <text:p>0.0073052093</text:p>
          </table:table-cell>
          <table:table-cell table:number-columns-repeated="1020"/>
        </table:table-row>
        <table:table-row table:style-name="ro1">
          <table:table-cell office:value-type="string">
            <text:p>embedded/1.pgm</text:p>
          </table:table-cell>
          <table:table-cell office:value-type="float" office:value="0.05">
            <text:p>0.05</text:p>
          </table:table-cell>
          <table:table-cell office:value-type="float" office:value="0.0500024030219649">
            <text:p>0.05000</text:p>
          </table:table-cell>
          <table:table-cell table:formula="of:=ABS([.C104]-[.B104])" office:value-type="float" office:value="0.00000240302196489323">
            <text:p>0.000002403</text:p>
          </table:table-cell>
          <table:table-cell table:number-columns-repeated="1020"/>
        </table:table-row>
        <table:table-row table:style-name="ro1">
          <table:table-cell office:value-type="string">
            <text:p>embedded/10.pgm</text:p>
          </table:table-cell>
          <table:table-cell office:value-type="float" office:value="0.05">
            <text:p>0.05</text:p>
          </table:table-cell>
          <table:table-cell office:value-type="float" office:value="0.0495256198053039">
            <text:p>0.04953</text:p>
          </table:table-cell>
          <table:table-cell table:formula="of:=ABS([.C105]-[.B105])" office:value-type="float" office:value="0.000474380194696103">
            <text:p>0.0004743802</text:p>
          </table:table-cell>
          <table:table-cell table:number-columns-repeated="1020"/>
        </table:table-row>
        <table:table-row table:style-name="ro1">
          <table:table-cell office:value-type="string">
            <text:p>embedded/100.pgm</text:p>
          </table:table-cell>
          <table:table-cell office:value-type="float" office:value="0.05">
            <text:p>0.05</text:p>
          </table:table-cell>
          <table:table-cell office:value-type="float" office:value="0.0533381764460269">
            <text:p>0.05334</text:p>
          </table:table-cell>
          <table:table-cell table:formula="of:=ABS([.C106]-[.B106])" office:value-type="float" office:value="0.00333817644602689">
            <text:p>0.0033381764</text:p>
          </table:table-cell>
          <table:table-cell table:number-columns-repeated="1020"/>
        </table:table-row>
        <table:table-row table:style-name="ro1">
          <table:table-cell office:value-type="string">
            <text:p>embedded/11.pgm</text:p>
          </table:table-cell>
          <table:table-cell office:value-type="float" office:value="0.05">
            <text:p>0.05</text:p>
          </table:table-cell>
          <table:table-cell office:value-type="float" office:value="0.0784288426728537">
            <text:p>0.07843</text:p>
          </table:table-cell>
          <table:table-cell table:formula="of:=ABS([.C107]-[.B107])" office:value-type="float" office:value="0.0284288426728537">
            <text:p>0.0284288427</text:p>
          </table:table-cell>
          <table:table-cell table:number-columns-repeated="1020"/>
        </table:table-row>
        <table:table-row table:style-name="ro1">
          <table:table-cell office:value-type="string">
            <text:p>embedded/12.pgm</text:p>
          </table:table-cell>
          <table:table-cell office:value-type="float" office:value="0.05">
            <text:p>0.05</text:p>
          </table:table-cell>
          <table:table-cell office:value-type="float" office:value="0.0586979778148365">
            <text:p>0.05870</text:p>
          </table:table-cell>
          <table:table-cell table:formula="of:=ABS([.C108]-[.B108])" office:value-type="float" office:value="0.0086979778148365">
            <text:p>0.0086979778</text:p>
          </table:table-cell>
          <table:table-cell table:number-columns-repeated="1020"/>
        </table:table-row>
        <table:table-row table:style-name="ro1">
          <table:table-cell office:value-type="string">
            <text:p>embedded/13.pgm</text:p>
          </table:table-cell>
          <table:table-cell office:value-type="float" office:value="0.05">
            <text:p>0.05</text:p>
          </table:table-cell>
          <table:table-cell office:value-type="float" office:value="0.0515850673233016">
            <text:p>0.05159</text:p>
          </table:table-cell>
          <table:table-cell table:formula="of:=ABS([.C109]-[.B109])" office:value-type="float" office:value="0.0015850673233016">
            <text:p>0.0015850673</text:p>
          </table:table-cell>
          <table:table-cell table:number-columns-repeated="1020"/>
        </table:table-row>
        <table:table-row table:style-name="ro1">
          <table:table-cell office:value-type="string">
            <text:p>embedded/14.pgm</text:p>
          </table:table-cell>
          <table:table-cell office:value-type="float" office:value="0.05">
            <text:p>0.05</text:p>
          </table:table-cell>
          <table:table-cell office:value-type="float" office:value="0.0547346425565771">
            <text:p>0.05473</text:p>
          </table:table-cell>
          <table:table-cell table:formula="of:=ABS([.C110]-[.B110])" office:value-type="float" office:value="0.00473464255657709">
            <text:p>0.0047346426</text:p>
          </table:table-cell>
          <table:table-cell table:number-columns-repeated="1020"/>
        </table:table-row>
        <table:table-row table:style-name="ro1">
          <table:table-cell office:value-type="string">
            <text:p>embedded/15.pgm</text:p>
          </table:table-cell>
          <table:table-cell office:value-type="float" office:value="0.05">
            <text:p>0.05</text:p>
          </table:table-cell>
          <table:table-cell office:value-type="float" office:value="0.0455889853211138">
            <text:p>0.04559</text:p>
          </table:table-cell>
          <table:table-cell table:formula="of:=ABS([.C111]-[.B111])" office:value-type="float" office:value="0.0044110146788862">
            <text:p>0.0044110147</text:p>
          </table:table-cell>
          <table:table-cell table:number-columns-repeated="1020"/>
        </table:table-row>
        <table:table-row table:style-name="ro1">
          <table:table-cell office:value-type="string">
            <text:p>embedded/16.pgm</text:p>
          </table:table-cell>
          <table:table-cell office:value-type="float" office:value="0.05">
            <text:p>0.05</text:p>
          </table:table-cell>
          <table:table-cell office:value-type="float" office:value="0.0209476844897045">
            <text:p>0.02095</text:p>
          </table:table-cell>
          <table:table-cell table:formula="of:=ABS([.C112]-[.B112])" office:value-type="float" office:value="0.0290523155102955">
            <text:p>0.0290523155</text:p>
          </table:table-cell>
          <table:table-cell table:number-columns-repeated="1020"/>
        </table:table-row>
        <table:table-row table:style-name="ro1">
          <table:table-cell office:value-type="string">
            <text:p>embedded/17.pgm</text:p>
          </table:table-cell>
          <table:table-cell office:value-type="float" office:value="0.05">
            <text:p>0.05</text:p>
          </table:table-cell>
          <table:table-cell office:value-type="float" office:value="0.068764928467307">
            <text:p>0.06876</text:p>
          </table:table-cell>
          <table:table-cell table:formula="of:=ABS([.C113]-[.B113])" office:value-type="float" office:value="0.018764928467307">
            <text:p>0.0187649285</text:p>
          </table:table-cell>
          <table:table-cell table:number-columns-repeated="1020"/>
        </table:table-row>
        <table:table-row table:style-name="ro1">
          <table:table-cell office:value-type="string">
            <text:p>embedded/18.pgm</text:p>
          </table:table-cell>
          <table:table-cell office:value-type="float" office:value="0.05">
            <text:p>0.05</text:p>
          </table:table-cell>
          <table:table-cell office:value-type="float" office:value="0.108325344776623">
            <text:p>0.10833</text:p>
          </table:table-cell>
          <table:table-cell table:formula="of:=ABS([.C114]-[.B114])" office:value-type="float" office:value="0.058325344776623">
            <text:p>0.0583253448</text:p>
          </table:table-cell>
          <table:table-cell table:number-columns-repeated="1020"/>
        </table:table-row>
        <table:table-row table:style-name="ro1">
          <table:table-cell office:value-type="string">
            <text:p>embedded/19.pgm</text:p>
          </table:table-cell>
          <table:table-cell office:value-type="float" office:value="0.05">
            <text:p>0.05</text:p>
          </table:table-cell>
          <table:table-cell office:value-type="float" office:value="0.0593165306024576">
            <text:p>0.05932</text:p>
          </table:table-cell>
          <table:table-cell table:formula="of:=ABS([.C115]-[.B115])" office:value-type="float" office:value="0.00931653060245759">
            <text:p>0.0093165306</text:p>
          </table:table-cell>
          <table:table-cell table:number-columns-repeated="1020"/>
        </table:table-row>
        <table:table-row table:style-name="ro1">
          <table:table-cell office:value-type="string">
            <text:p>embedded/2.pgm</text:p>
          </table:table-cell>
          <table:table-cell office:value-type="float" office:value="0.05">
            <text:p>0.05</text:p>
          </table:table-cell>
          <table:table-cell office:value-type="float" office:value="0.0563324925806476">
            <text:p>0.05633</text:p>
          </table:table-cell>
          <table:table-cell table:formula="of:=ABS([.C116]-[.B116])" office:value-type="float" office:value="0.00633249258064759">
            <text:p>0.0063324926</text:p>
          </table:table-cell>
          <table:table-cell table:number-columns-repeated="1020"/>
        </table:table-row>
        <table:table-row table:style-name="ro1">
          <table:table-cell office:value-type="string">
            <text:p>embedded/20.pgm</text:p>
          </table:table-cell>
          <table:table-cell office:value-type="float" office:value="0.05">
            <text:p>0.05</text:p>
          </table:table-cell>
          <table:table-cell office:value-type="float" office:value="0.0690827792536984">
            <text:p>0.06908</text:p>
          </table:table-cell>
          <table:table-cell table:formula="of:=ABS([.C117]-[.B117])" office:value-type="float" office:value="0.0190827792536984">
            <text:p>0.0190827793</text:p>
          </table:table-cell>
          <table:table-cell table:number-columns-repeated="1020"/>
        </table:table-row>
        <table:table-row table:style-name="ro1">
          <table:table-cell office:value-type="string">
            <text:p>embedded/21.pgm</text:p>
          </table:table-cell>
          <table:table-cell office:value-type="float" office:value="0.05">
            <text:p>0.05</text:p>
          </table:table-cell>
          <table:table-cell office:value-type="float" office:value="0.0337773899469743">
            <text:p>0.03378</text:p>
          </table:table-cell>
          <table:table-cell table:formula="of:=ABS([.C118]-[.B118])" office:value-type="float" office:value="0.0162226100530257">
            <text:p>0.0162226101</text:p>
          </table:table-cell>
          <table:table-cell table:number-columns-repeated="1020"/>
        </table:table-row>
        <table:table-row table:style-name="ro1">
          <table:table-cell office:value-type="string">
            <text:p>embedded/22.pgm</text:p>
          </table:table-cell>
          <table:table-cell office:value-type="float" office:value="0.05">
            <text:p>0.05</text:p>
          </table:table-cell>
          <table:table-cell office:value-type="float" office:value="0.05085803527989">
            <text:p>0.05086</text:p>
          </table:table-cell>
          <table:table-cell table:formula="of:=ABS([.C119]-[.B119])" office:value-type="float" office:value="0.00085803527989">
            <text:p>0.0008580353</text:p>
          </table:table-cell>
          <table:table-cell table:number-columns-repeated="1020"/>
        </table:table-row>
        <table:table-row table:style-name="ro1">
          <table:table-cell office:value-type="string">
            <text:p>embedded/23.pgm</text:p>
          </table:table-cell>
          <table:table-cell office:value-type="float" office:value="0.05">
            <text:p>0.05</text:p>
          </table:table-cell>
          <table:table-cell office:value-type="float" office:value="0.0647121621156922">
            <text:p>0.06471</text:p>
          </table:table-cell>
          <table:table-cell table:formula="of:=ABS([.C120]-[.B120])" office:value-type="float" office:value="0.0147121621156922">
            <text:p>0.0147121621</text:p>
          </table:table-cell>
          <table:table-cell table:number-columns-repeated="1020"/>
        </table:table-row>
        <table:table-row table:style-name="ro1">
          <table:table-cell office:value-type="string">
            <text:p>embedded/24.pgm</text:p>
          </table:table-cell>
          <table:table-cell office:value-type="float" office:value="0.05">
            <text:p>0.05</text:p>
          </table:table-cell>
          <table:table-cell office:value-type="float" office:value="0.0524295694258023">
            <text:p>0.05243</text:p>
          </table:table-cell>
          <table:table-cell table:formula="of:=ABS([.C121]-[.B121])" office:value-type="float" office:value="0.0024295694258023">
            <text:p>0.0024295694</text:p>
          </table:table-cell>
          <table:table-cell table:number-columns-repeated="1020"/>
        </table:table-row>
        <table:table-row table:style-name="ro1">
          <table:table-cell office:value-type="string">
            <text:p>embedded/25.pgm</text:p>
          </table:table-cell>
          <table:table-cell office:value-type="float" office:value="0.05">
            <text:p>0.05</text:p>
          </table:table-cell>
          <table:table-cell office:value-type="float" office:value="0.0559620127936723">
            <text:p>0.05596</text:p>
          </table:table-cell>
          <table:table-cell table:formula="of:=ABS([.C122]-[.B122])" office:value-type="float" office:value="0.0059620127936723">
            <text:p>0.0059620128</text:p>
          </table:table-cell>
          <table:table-cell table:number-columns-repeated="1020"/>
        </table:table-row>
        <table:table-row table:style-name="ro1">
          <table:table-cell office:value-type="string">
            <text:p>embedded/26.pgm</text:p>
          </table:table-cell>
          <table:table-cell office:value-type="float" office:value="0.05">
            <text:p>0.05</text:p>
          </table:table-cell>
          <table:table-cell office:value-type="float" office:value="0.00719116899402658">
            <text:p>0.00719</text:p>
          </table:table-cell>
          <table:table-cell table:formula="of:=ABS([.C123]-[.B123])" office:value-type="float" office:value="0.0428088310059734">
            <text:p>0.042808831</text:p>
          </table:table-cell>
          <table:table-cell table:number-columns-repeated="1020"/>
        </table:table-row>
        <table:table-row table:style-name="ro1">
          <table:table-cell office:value-type="string">
            <text:p>embedded/27.pgm</text:p>
          </table:table-cell>
          <table:table-cell office:value-type="float" office:value="0.05">
            <text:p>0.05</text:p>
          </table:table-cell>
          <table:table-cell office:value-type="float" office:value="0.0605823680193871">
            <text:p>0.06058</text:p>
          </table:table-cell>
          <table:table-cell table:formula="of:=ABS([.C124]-[.B124])" office:value-type="float" office:value="0.0105823680193871">
            <text:p>0.010582368</text:p>
          </table:table-cell>
          <table:table-cell table:number-columns-repeated="1020"/>
        </table:table-row>
        <table:table-row table:style-name="ro1">
          <table:table-cell office:value-type="string">
            <text:p>embedded/28.pgm</text:p>
          </table:table-cell>
          <table:table-cell office:value-type="float" office:value="0.05">
            <text:p>0.05</text:p>
          </table:table-cell>
          <table:table-cell office:value-type="float" office:value="0.0473667424213389">
            <text:p>0.04737</text:p>
          </table:table-cell>
          <table:table-cell table:formula="of:=ABS([.C125]-[.B125])" office:value-type="float" office:value="0.00263325757866111">
            <text:p>0.0026332576</text:p>
          </table:table-cell>
          <table:table-cell table:number-columns-repeated="1020"/>
        </table:table-row>
        <table:table-row table:style-name="ro1">
          <table:table-cell office:value-type="string">
            <text:p>embedded/29.pgm</text:p>
          </table:table-cell>
          <table:table-cell office:value-type="float" office:value="0.05">
            <text:p>0.05</text:p>
          </table:table-cell>
          <table:table-cell office:value-type="float" office:value="0.058512915336334">
            <text:p>0.05851</text:p>
          </table:table-cell>
          <table:table-cell table:formula="of:=ABS([.C126]-[.B126])" office:value-type="float" office:value="0.00851291533633401">
            <text:p>0.0085129153</text:p>
          </table:table-cell>
          <table:table-cell table:number-columns-repeated="1020"/>
        </table:table-row>
        <table:table-row table:style-name="ro1">
          <table:table-cell office:value-type="string">
            <text:p>embedded/3.pgm</text:p>
          </table:table-cell>
          <table:table-cell office:value-type="float" office:value="0.05">
            <text:p>0.05</text:p>
          </table:table-cell>
          <table:table-cell office:value-type="float" office:value="0.0702422886880325">
            <text:p>0.07024</text:p>
          </table:table-cell>
          <table:table-cell table:formula="of:=ABS([.C127]-[.B127])" office:value-type="float" office:value="0.0202422886880325">
            <text:p>0.0202422887</text:p>
          </table:table-cell>
          <table:table-cell table:number-columns-repeated="1020"/>
        </table:table-row>
        <table:table-row table:style-name="ro1">
          <table:table-cell office:value-type="string">
            <text:p>embedded/30.pgm</text:p>
          </table:table-cell>
          <table:table-cell office:value-type="float" office:value="0.05">
            <text:p>0.05</text:p>
          </table:table-cell>
          <table:table-cell office:value-type="float" office:value="0.0476360475229035">
            <text:p>0.04764</text:p>
          </table:table-cell>
          <table:table-cell table:formula="of:=ABS([.C128]-[.B128])" office:value-type="float" office:value="0.0023639524770965">
            <text:p>0.0023639525</text:p>
          </table:table-cell>
          <table:table-cell table:number-columns-repeated="1020"/>
        </table:table-row>
        <table:table-row table:style-name="ro1">
          <table:table-cell office:value-type="string">
            <text:p>embedded/31.pgm</text:p>
          </table:table-cell>
          <table:table-cell office:value-type="float" office:value="0.05">
            <text:p>0.05</text:p>
          </table:table-cell>
          <table:table-cell office:value-type="float" office:value="0.0592978090355147">
            <text:p>0.05930</text:p>
          </table:table-cell>
          <table:table-cell table:formula="of:=ABS([.C129]-[.B129])" office:value-type="float" office:value="0.0092978090355147">
            <text:p>0.009297809</text:p>
          </table:table-cell>
          <table:table-cell table:number-columns-repeated="1020"/>
        </table:table-row>
        <table:table-row table:style-name="ro1">
          <table:table-cell office:value-type="string">
            <text:p>embedded/32.pgm</text:p>
          </table:table-cell>
          <table:table-cell office:value-type="float" office:value="0.05">
            <text:p>0.05</text:p>
          </table:table-cell>
          <table:table-cell office:value-type="float" office:value="0.0487562892048644">
            <text:p>0.04876</text:p>
          </table:table-cell>
          <table:table-cell table:formula="of:=ABS([.C130]-[.B130])" office:value-type="float" office:value="0.00124371079513561">
            <text:p>0.0012437108</text:p>
          </table:table-cell>
          <table:table-cell table:number-columns-repeated="1020"/>
        </table:table-row>
        <table:table-row table:style-name="ro1">
          <table:table-cell office:value-type="string">
            <text:p>embedded/33.pgm</text:p>
          </table:table-cell>
          <table:table-cell office:value-type="float" office:value="0.05">
            <text:p>0.05</text:p>
          </table:table-cell>
          <table:table-cell office:value-type="float" office:value="0.0488868734999995">
            <text:p>0.04889</text:p>
          </table:table-cell>
          <table:table-cell table:formula="of:=ABS([.C131]-[.B131])" office:value-type="float" office:value="0.00111312650000051">
            <text:p>0.0011131265</text:p>
          </table:table-cell>
          <table:table-cell table:number-columns-repeated="1020"/>
        </table:table-row>
        <table:table-row table:style-name="ro1">
          <table:table-cell office:value-type="string">
            <text:p>embedded/34.pgm</text:p>
          </table:table-cell>
          <table:table-cell office:value-type="float" office:value="0.05">
            <text:p>0.05</text:p>
          </table:table-cell>
          <table:table-cell office:value-type="float" office:value="0.064055990228415">
            <text:p>0.06406</text:p>
          </table:table-cell>
          <table:table-cell table:formula="of:=ABS([.C132]-[.B132])" office:value-type="float" office:value="0.014055990228415">
            <text:p>0.0140559902</text:p>
          </table:table-cell>
          <table:table-cell table:number-columns-repeated="1020"/>
        </table:table-row>
        <table:table-row table:style-name="ro1">
          <table:table-cell office:value-type="string">
            <text:p>embedded/35.pgm</text:p>
          </table:table-cell>
          <table:table-cell office:value-type="float" office:value="0.05">
            <text:p>0.05</text:p>
          </table:table-cell>
          <table:table-cell office:value-type="float" office:value="0.0560107077195892">
            <text:p>0.05601</text:p>
          </table:table-cell>
          <table:table-cell table:formula="of:=ABS([.C133]-[.B133])" office:value-type="float" office:value="0.0060107077195892">
            <text:p>0.0060107077</text:p>
          </table:table-cell>
          <table:table-cell table:number-columns-repeated="1020"/>
        </table:table-row>
        <table:table-row table:style-name="ro1">
          <table:table-cell office:value-type="string">
            <text:p>embedded/36.pgm</text:p>
          </table:table-cell>
          <table:table-cell office:value-type="float" office:value="0.05">
            <text:p>0.05</text:p>
          </table:table-cell>
          <table:table-cell office:value-type="float" office:value="0.0517828972658936">
            <text:p>0.05178</text:p>
          </table:table-cell>
          <table:table-cell table:formula="of:=ABS([.C134]-[.B134])" office:value-type="float" office:value="0.0017828972658936">
            <text:p>0.0017828973</text:p>
          </table:table-cell>
          <table:table-cell table:number-columns-repeated="1020"/>
        </table:table-row>
        <table:table-row table:style-name="ro1">
          <table:table-cell office:value-type="string">
            <text:p>embedded/37.pgm</text:p>
          </table:table-cell>
          <table:table-cell office:value-type="float" office:value="0.05">
            <text:p>0.05</text:p>
          </table:table-cell>
          <table:table-cell office:value-type="float" office:value="0.0509791379269297">
            <text:p>0.05098</text:p>
          </table:table-cell>
          <table:table-cell table:formula="of:=ABS([.C135]-[.B135])" office:value-type="float" office:value="0.000979137926929698">
            <text:p>0.0009791379</text:p>
          </table:table-cell>
          <table:table-cell table:number-columns-repeated="1020"/>
        </table:table-row>
        <table:table-row table:style-name="ro1">
          <table:table-cell office:value-type="string">
            <text:p>embedded/38.pgm</text:p>
          </table:table-cell>
          <table:table-cell office:value-type="float" office:value="0.05">
            <text:p>0.05</text:p>
          </table:table-cell>
          <table:table-cell office:value-type="float" office:value="0.0534758796325975">
            <text:p>0.05348</text:p>
          </table:table-cell>
          <table:table-cell table:formula="of:=ABS([.C136]-[.B136])" office:value-type="float" office:value="0.0034758796325975">
            <text:p>0.0034758796</text:p>
          </table:table-cell>
          <table:table-cell table:number-columns-repeated="1020"/>
        </table:table-row>
        <table:table-row table:style-name="ro1">
          <table:table-cell office:value-type="string">
            <text:p>embedded/39.pgm</text:p>
          </table:table-cell>
          <table:table-cell office:value-type="float" office:value="0.05">
            <text:p>0.05</text:p>
          </table:table-cell>
          <table:table-cell office:value-type="float" office:value="0.0466010348392022">
            <text:p>0.04660</text:p>
          </table:table-cell>
          <table:table-cell table:formula="of:=ABS([.C137]-[.B137])" office:value-type="float" office:value="0.0033989651607978">
            <text:p>0.0033989652</text:p>
          </table:table-cell>
          <table:table-cell table:number-columns-repeated="1020"/>
        </table:table-row>
        <table:table-row table:style-name="ro1">
          <table:table-cell office:value-type="string">
            <text:p>embedded/4.pgm</text:p>
          </table:table-cell>
          <table:table-cell office:value-type="float" office:value="0.05">
            <text:p>0.05</text:p>
          </table:table-cell>
          <table:table-cell office:value-type="float" office:value="0.0401006397855206">
            <text:p>0.04010</text:p>
          </table:table-cell>
          <table:table-cell table:formula="of:=ABS([.C138]-[.B138])" office:value-type="float" office:value="0.0098993602144794">
            <text:p>0.0098993602</text:p>
          </table:table-cell>
          <table:table-cell table:number-columns-repeated="1020"/>
        </table:table-row>
        <table:table-row table:style-name="ro1">
          <table:table-cell office:value-type="string">
            <text:p>embedded/40.pgm</text:p>
          </table:table-cell>
          <table:table-cell office:value-type="float" office:value="0.05">
            <text:p>0.05</text:p>
          </table:table-cell>
          <table:table-cell office:value-type="float" office:value="0.0494235896900873">
            <text:p>0.04942</text:p>
          </table:table-cell>
          <table:table-cell table:formula="of:=ABS([.C139]-[.B139])" office:value-type="float" office:value="0.000576410309912706">
            <text:p>0.0005764103</text:p>
          </table:table-cell>
          <table:table-cell table:number-columns-repeated="1020"/>
        </table:table-row>
        <table:table-row table:style-name="ro1">
          <table:table-cell office:value-type="string">
            <text:p>embedded/41.pgm</text:p>
          </table:table-cell>
          <table:table-cell office:value-type="float" office:value="0.05">
            <text:p>0.05</text:p>
          </table:table-cell>
          <table:table-cell office:value-type="float" office:value="0.065713159038383">
            <text:p>0.06571</text:p>
          </table:table-cell>
          <table:table-cell table:formula="of:=ABS([.C140]-[.B140])" office:value-type="float" office:value="0.015713159038383">
            <text:p>0.015713159</text:p>
          </table:table-cell>
          <table:table-cell table:number-columns-repeated="1020"/>
        </table:table-row>
        <table:table-row table:style-name="ro1">
          <table:table-cell office:value-type="string">
            <text:p>embedded/42.pgm</text:p>
          </table:table-cell>
          <table:table-cell office:value-type="float" office:value="0.05">
            <text:p>0.05</text:p>
          </table:table-cell>
          <table:table-cell office:value-type="float" office:value="0.0589185266591522">
            <text:p>0.05892</text:p>
          </table:table-cell>
          <table:table-cell table:formula="of:=ABS([.C141]-[.B141])" office:value-type="float" office:value="0.00891852665915219">
            <text:p>0.0089185267</text:p>
          </table:table-cell>
          <table:table-cell table:number-columns-repeated="1020"/>
        </table:table-row>
        <table:table-row table:style-name="ro1">
          <table:table-cell office:value-type="string">
            <text:p>embedded/43.pgm</text:p>
          </table:table-cell>
          <table:table-cell office:value-type="float" office:value="0.05">
            <text:p>0.05</text:p>
          </table:table-cell>
          <table:table-cell office:value-type="float" office:value="0.0546975685829727">
            <text:p>0.05470</text:p>
          </table:table-cell>
          <table:table-cell table:formula="of:=ABS([.C142]-[.B142])" office:value-type="float" office:value="0.0046975685829727">
            <text:p>0.0046975686</text:p>
          </table:table-cell>
          <table:table-cell table:number-columns-repeated="1020"/>
        </table:table-row>
        <table:table-row table:style-name="ro1">
          <table:table-cell office:value-type="string">
            <text:p>embedded/44.pgm</text:p>
          </table:table-cell>
          <table:table-cell office:value-type="float" office:value="0.05">
            <text:p>0.05</text:p>
          </table:table-cell>
          <table:table-cell office:value-type="float" office:value="0.0320137815883676">
            <text:p>0.03201</text:p>
          </table:table-cell>
          <table:table-cell table:formula="of:=ABS([.C143]-[.B143])" office:value-type="float" office:value="0.0179862184116324">
            <text:p>0.0179862184</text:p>
          </table:table-cell>
          <table:table-cell table:number-columns-repeated="1020"/>
        </table:table-row>
        <table:table-row table:style-name="ro1">
          <table:table-cell office:value-type="string">
            <text:p>embedded/45.pgm</text:p>
          </table:table-cell>
          <table:table-cell office:value-type="float" office:value="0.05">
            <text:p>0.05</text:p>
          </table:table-cell>
          <table:table-cell office:value-type="float" office:value="0.0580699943296358">
            <text:p>0.05807</text:p>
          </table:table-cell>
          <table:table-cell table:formula="of:=ABS([.C144]-[.B144])" office:value-type="float" office:value="0.0080699943296358">
            <text:p>0.0080699943</text:p>
          </table:table-cell>
          <table:table-cell table:number-columns-repeated="1020"/>
        </table:table-row>
        <table:table-row table:style-name="ro1">
          <table:table-cell office:value-type="string">
            <text:p>embedded/46.pgm</text:p>
          </table:table-cell>
          <table:table-cell office:value-type="float" office:value="0.05">
            <text:p>0.05</text:p>
          </table:table-cell>
          <table:table-cell office:value-type="float" office:value="0.0420277495319375">
            <text:p>0.04203</text:p>
          </table:table-cell>
          <table:table-cell table:formula="of:=ABS([.C145]-[.B145])" office:value-type="float" office:value="0.00797225046806251">
            <text:p>0.0079722505</text:p>
          </table:table-cell>
          <table:table-cell table:number-columns-repeated="1020"/>
        </table:table-row>
        <table:table-row table:style-name="ro1">
          <table:table-cell office:value-type="string">
            <text:p>embedded/47.pgm</text:p>
          </table:table-cell>
          <table:table-cell office:value-type="float" office:value="0.05">
            <text:p>0.05</text:p>
          </table:table-cell>
          <table:table-cell office:value-type="float" office:value="0.0401313169438225">
            <text:p>0.04013</text:p>
          </table:table-cell>
          <table:table-cell table:formula="of:=ABS([.C146]-[.B146])" office:value-type="float" office:value="0.0098686830561775">
            <text:p>0.0098686831</text:p>
          </table:table-cell>
          <table:table-cell table:number-columns-repeated="1020"/>
        </table:table-row>
        <table:table-row table:style-name="ro1">
          <table:table-cell office:value-type="string">
            <text:p>embedded/48.pgm</text:p>
          </table:table-cell>
          <table:table-cell office:value-type="float" office:value="0.05">
            <text:p>0.05</text:p>
          </table:table-cell>
          <table:table-cell office:value-type="float" office:value="0.0561915324593329">
            <text:p>0.05619</text:p>
          </table:table-cell>
          <table:table-cell table:formula="of:=ABS([.C147]-[.B147])" office:value-type="float" office:value="0.0061915324593329">
            <text:p>0.0061915325</text:p>
          </table:table-cell>
          <table:table-cell table:number-columns-repeated="1020"/>
        </table:table-row>
        <table:table-row table:style-name="ro1">
          <table:table-cell office:value-type="string">
            <text:p>embedded/49.pgm</text:p>
          </table:table-cell>
          <table:table-cell office:value-type="float" office:value="0.05">
            <text:p>0.05</text:p>
          </table:table-cell>
          <table:table-cell office:value-type="float" office:value="0.0294964967688719">
            <text:p>0.02950</text:p>
          </table:table-cell>
          <table:table-cell table:formula="of:=ABS([.C148]-[.B148])" office:value-type="float" office:value="0.0205035032311281">
            <text:p>0.0205035032</text:p>
          </table:table-cell>
          <table:table-cell table:number-columns-repeated="1020"/>
        </table:table-row>
        <table:table-row table:style-name="ro1">
          <table:table-cell office:value-type="string">
            <text:p>embedded/5.pgm</text:p>
          </table:table-cell>
          <table:table-cell office:value-type="float" office:value="0.05">
            <text:p>0.05</text:p>
          </table:table-cell>
          <table:table-cell office:value-type="float" office:value="0.0748104579405834">
            <text:p>0.07481</text:p>
          </table:table-cell>
          <table:table-cell table:formula="of:=ABS([.C149]-[.B149])" office:value-type="float" office:value="0.0248104579405834">
            <text:p>0.0248104579</text:p>
          </table:table-cell>
          <table:table-cell table:number-columns-repeated="1020"/>
        </table:table-row>
        <table:table-row table:style-name="ro1">
          <table:table-cell office:value-type="string">
            <text:p>embedded/50.pgm</text:p>
          </table:table-cell>
          <table:table-cell office:value-type="float" office:value="0.05">
            <text:p>0.05</text:p>
          </table:table-cell>
          <table:table-cell office:value-type="float" office:value="0.0519726276336222">
            <text:p>0.05197</text:p>
          </table:table-cell>
          <table:table-cell table:formula="of:=ABS([.C150]-[.B150])" office:value-type="float" office:value="0.00197262763362219">
            <text:p>0.0019726276</text:p>
          </table:table-cell>
          <table:table-cell table:number-columns-repeated="1020"/>
        </table:table-row>
        <table:table-row table:style-name="ro1">
          <table:table-cell office:value-type="string">
            <text:p>embedded/51.pgm</text:p>
          </table:table-cell>
          <table:table-cell office:value-type="float" office:value="0.05">
            <text:p>0.05</text:p>
          </table:table-cell>
          <table:table-cell office:value-type="float" office:value="0.0513412690248313">
            <text:p>0.05134</text:p>
          </table:table-cell>
          <table:table-cell table:formula="of:=ABS([.C151]-[.B151])" office:value-type="float" office:value="0.0013412690248313">
            <text:p>0.001341269</text:p>
          </table:table-cell>
          <table:table-cell table:number-columns-repeated="1020"/>
        </table:table-row>
        <table:table-row table:style-name="ro1">
          <table:table-cell office:value-type="string">
            <text:p>embedded/52.pgm</text:p>
          </table:table-cell>
          <table:table-cell office:value-type="float" office:value="0.05">
            <text:p>0.05</text:p>
          </table:table-cell>
          <table:table-cell office:value-type="float" office:value="0.068762681049748">
            <text:p>0.06876</text:p>
          </table:table-cell>
          <table:table-cell table:formula="of:=ABS([.C152]-[.B152])" office:value-type="float" office:value="0.018762681049748">
            <text:p>0.018762681</text:p>
          </table:table-cell>
          <table:table-cell table:number-columns-repeated="1020"/>
        </table:table-row>
        <table:table-row table:style-name="ro1">
          <table:table-cell office:value-type="string">
            <text:p>embedded/53.pgm</text:p>
          </table:table-cell>
          <table:table-cell office:value-type="float" office:value="0.05">
            <text:p>0.05</text:p>
          </table:table-cell>
          <table:table-cell office:value-type="float" office:value="0.0565498956884009">
            <text:p>0.05655</text:p>
          </table:table-cell>
          <table:table-cell table:formula="of:=ABS([.C153]-[.B153])" office:value-type="float" office:value="0.0065498956884009">
            <text:p>0.0065498957</text:p>
          </table:table-cell>
          <table:table-cell table:number-columns-repeated="1020"/>
        </table:table-row>
        <table:table-row table:style-name="ro1">
          <table:table-cell office:value-type="string">
            <text:p>embedded/54.pgm</text:p>
          </table:table-cell>
          <table:table-cell office:value-type="float" office:value="0.05">
            <text:p>0.05</text:p>
          </table:table-cell>
          <table:table-cell office:value-type="float" office:value="0.0570607657165462">
            <text:p>0.05706</text:p>
          </table:table-cell>
          <table:table-cell table:formula="of:=ABS([.C154]-[.B154])" office:value-type="float" office:value="0.00706076571654619">
            <text:p>0.0070607657</text:p>
          </table:table-cell>
          <table:table-cell table:number-columns-repeated="1020"/>
        </table:table-row>
        <table:table-row table:style-name="ro1">
          <table:table-cell office:value-type="string">
            <text:p>embedded/55.pgm</text:p>
          </table:table-cell>
          <table:table-cell office:value-type="float" office:value="0.05">
            <text:p>0.05</text:p>
          </table:table-cell>
          <table:table-cell office:value-type="float" office:value="0.0471941540979634">
            <text:p>0.04719</text:p>
          </table:table-cell>
          <table:table-cell table:formula="of:=ABS([.C155]-[.B155])" office:value-type="float" office:value="0.00280584590203661">
            <text:p>0.0028058459</text:p>
          </table:table-cell>
          <table:table-cell table:number-columns-repeated="1020"/>
        </table:table-row>
        <table:table-row table:style-name="ro1">
          <table:table-cell office:value-type="string">
            <text:p>embedded/56.pgm</text:p>
          </table:table-cell>
          <table:table-cell office:value-type="float" office:value="0.05">
            <text:p>0.05</text:p>
          </table:table-cell>
          <table:table-cell office:value-type="float" office:value="0.0422855628387736">
            <text:p>0.04229</text:p>
          </table:table-cell>
          <table:table-cell table:formula="of:=ABS([.C156]-[.B156])" office:value-type="float" office:value="0.00771443716122641">
            <text:p>0.0077144372</text:p>
          </table:table-cell>
          <table:table-cell table:number-columns-repeated="1020"/>
        </table:table-row>
        <table:table-row table:style-name="ro1">
          <table:table-cell office:value-type="string">
            <text:p>embedded/57.pgm</text:p>
          </table:table-cell>
          <table:table-cell office:value-type="float" office:value="0.05">
            <text:p>0.05</text:p>
          </table:table-cell>
          <table:table-cell office:value-type="float" office:value="0.0396313706921525">
            <text:p>0.03963</text:p>
          </table:table-cell>
          <table:table-cell table:formula="of:=ABS([.C157]-[.B157])" office:value-type="float" office:value="0.0103686293078475">
            <text:p>0.0103686293</text:p>
          </table:table-cell>
          <table:table-cell table:number-columns-repeated="1020"/>
        </table:table-row>
        <table:table-row table:style-name="ro1">
          <table:table-cell office:value-type="string">
            <text:p>embedded/58.pgm</text:p>
          </table:table-cell>
          <table:table-cell office:value-type="float" office:value="0.05">
            <text:p>0.05</text:p>
          </table:table-cell>
          <table:table-cell office:value-type="float" office:value="0.0689840845758576">
            <text:p>0.06898</text:p>
          </table:table-cell>
          <table:table-cell table:formula="of:=ABS([.C158]-[.B158])" office:value-type="float" office:value="0.0189840845758576">
            <text:p>0.0189840846</text:p>
          </table:table-cell>
          <table:table-cell table:number-columns-repeated="1020"/>
        </table:table-row>
        <table:table-row table:style-name="ro1">
          <table:table-cell office:value-type="string">
            <text:p>embedded/59.pgm</text:p>
          </table:table-cell>
          <table:table-cell office:value-type="float" office:value="0.05">
            <text:p>0.05</text:p>
          </table:table-cell>
          <table:table-cell office:value-type="float" office:value="0.0456039962554824">
            <text:p>0.04560</text:p>
          </table:table-cell>
          <table:table-cell table:formula="of:=ABS([.C159]-[.B159])" office:value-type="float" office:value="0.0043960037445176">
            <text:p>0.0043960037</text:p>
          </table:table-cell>
          <table:table-cell table:number-columns-repeated="1020"/>
        </table:table-row>
        <table:table-row table:style-name="ro1">
          <table:table-cell office:value-type="string">
            <text:p>embedded/6.pgm</text:p>
          </table:table-cell>
          <table:table-cell office:value-type="float" office:value="0.05">
            <text:p>0.05</text:p>
          </table:table-cell>
          <table:table-cell office:value-type="float" office:value="0.052034029012396">
            <text:p>0.05203</text:p>
          </table:table-cell>
          <table:table-cell table:formula="of:=ABS([.C160]-[.B160])" office:value-type="float" office:value="0.002034029012396">
            <text:p>0.002034029</text:p>
          </table:table-cell>
          <table:table-cell table:number-columns-repeated="1020"/>
        </table:table-row>
        <table:table-row table:style-name="ro1">
          <table:table-cell office:value-type="string">
            <text:p>embedded/60.pgm</text:p>
          </table:table-cell>
          <table:table-cell office:value-type="float" office:value="0.05">
            <text:p>0.05</text:p>
          </table:table-cell>
          <table:table-cell office:value-type="float" office:value="0.0506039240349594">
            <text:p>0.05060</text:p>
          </table:table-cell>
          <table:table-cell table:formula="of:=ABS([.C161]-[.B161])" office:value-type="float" office:value="0.000603924034959395">
            <text:p>0.000603924</text:p>
          </table:table-cell>
          <table:table-cell table:number-columns-repeated="1020"/>
        </table:table-row>
        <table:table-row table:style-name="ro1">
          <table:table-cell office:value-type="string">
            <text:p>embedded/61.pgm</text:p>
          </table:table-cell>
          <table:table-cell office:value-type="float" office:value="0.05">
            <text:p>0.05</text:p>
          </table:table-cell>
          <table:table-cell office:value-type="float" office:value="0.0584374226967742">
            <text:p>0.05844</text:p>
          </table:table-cell>
          <table:table-cell table:formula="of:=ABS([.C162]-[.B162])" office:value-type="float" office:value="0.00843742269677419">
            <text:p>0.0084374227</text:p>
          </table:table-cell>
          <table:table-cell table:number-columns-repeated="1020"/>
        </table:table-row>
        <table:table-row table:style-name="ro1">
          <table:table-cell office:value-type="string">
            <text:p>embedded/62.pgm</text:p>
          </table:table-cell>
          <table:table-cell office:value-type="float" office:value="0.05">
            <text:p>0.05</text:p>
          </table:table-cell>
          <table:table-cell office:value-type="float" office:value="0.0494357194527176">
            <text:p>0.04944</text:p>
          </table:table-cell>
          <table:table-cell table:formula="of:=ABS([.C163]-[.B163])" office:value-type="float" office:value="0.000564280547282407">
            <text:p>0.0005642805</text:p>
          </table:table-cell>
          <table:table-cell table:number-columns-repeated="1020"/>
        </table:table-row>
        <table:table-row table:style-name="ro1">
          <table:table-cell office:value-type="string">
            <text:p>embedded/63.pgm</text:p>
          </table:table-cell>
          <table:table-cell office:value-type="float" office:value="0.05">
            <text:p>0.05</text:p>
          </table:table-cell>
          <table:table-cell office:value-type="float" office:value="0.0427290213126292">
            <text:p>0.04273</text:p>
          </table:table-cell>
          <table:table-cell table:formula="of:=ABS([.C164]-[.B164])" office:value-type="float" office:value="0.0072709786873708">
            <text:p>0.0072709787</text:p>
          </table:table-cell>
          <table:table-cell table:number-columns-repeated="1020"/>
        </table:table-row>
        <table:table-row table:style-name="ro1">
          <table:table-cell office:value-type="string">
            <text:p>embedded/64.pgm</text:p>
          </table:table-cell>
          <table:table-cell office:value-type="float" office:value="0.05">
            <text:p>0.05</text:p>
          </table:table-cell>
          <table:table-cell office:value-type="float" office:value="0.0527319645572385">
            <text:p>0.05273</text:p>
          </table:table-cell>
          <table:table-cell table:formula="of:=ABS([.C165]-[.B165])" office:value-type="float" office:value="0.00273196455723849">
            <text:p>0.0027319646</text:p>
          </table:table-cell>
          <table:table-cell table:number-columns-repeated="1020"/>
        </table:table-row>
        <table:table-row table:style-name="ro1">
          <table:table-cell office:value-type="string">
            <text:p>embedded/65.pgm</text:p>
          </table:table-cell>
          <table:table-cell office:value-type="float" office:value="0.05">
            <text:p>0.05</text:p>
          </table:table-cell>
          <table:table-cell office:value-type="float" office:value="0.04076958303783">
            <text:p>0.04077</text:p>
          </table:table-cell>
          <table:table-cell table:formula="of:=ABS([.C166]-[.B166])" office:value-type="float" office:value="0.00923041696217">
            <text:p>0.009230417</text:p>
          </table:table-cell>
          <table:table-cell table:number-columns-repeated="1020"/>
        </table:table-row>
        <table:table-row table:style-name="ro1">
          <table:table-cell office:value-type="string">
            <text:p>embedded/66.pgm</text:p>
          </table:table-cell>
          <table:table-cell office:value-type="float" office:value="0.05">
            <text:p>0.05</text:p>
          </table:table-cell>
          <table:table-cell office:value-type="float" office:value="0.0575416063827819">
            <text:p>0.05754</text:p>
          </table:table-cell>
          <table:table-cell table:formula="of:=ABS([.C167]-[.B167])" office:value-type="float" office:value="0.0075416063827819">
            <text:p>0.0075416064</text:p>
          </table:table-cell>
          <table:table-cell table:number-columns-repeated="1020"/>
        </table:table-row>
        <table:table-row table:style-name="ro1">
          <table:table-cell office:value-type="string">
            <text:p>embedded/67.pgm</text:p>
          </table:table-cell>
          <table:table-cell office:value-type="float" office:value="0.05">
            <text:p>0.05</text:p>
          </table:table-cell>
          <table:table-cell office:value-type="float" office:value="0.0590223007738995">
            <text:p>0.05902</text:p>
          </table:table-cell>
          <table:table-cell table:formula="of:=ABS([.C168]-[.B168])" office:value-type="float" office:value="0.0090223007738995">
            <text:p>0.0090223008</text:p>
          </table:table-cell>
          <table:table-cell table:number-columns-repeated="1020"/>
        </table:table-row>
        <table:table-row table:style-name="ro1">
          <table:table-cell office:value-type="string">
            <text:p>embedded/68.pgm</text:p>
          </table:table-cell>
          <table:table-cell office:value-type="float" office:value="0.05">
            <text:p>0.05</text:p>
          </table:table-cell>
          <table:table-cell office:value-type="float" office:value="0.0502085351254566">
            <text:p>0.05021</text:p>
          </table:table-cell>
          <table:table-cell table:formula="of:=ABS([.C169]-[.B169])" office:value-type="float" office:value="0.000208535125456599">
            <text:p>0.0002085351</text:p>
          </table:table-cell>
          <table:table-cell table:number-columns-repeated="1020"/>
        </table:table-row>
        <table:table-row table:style-name="ro1">
          <table:table-cell office:value-type="string">
            <text:p>embedded/69.pgm</text:p>
          </table:table-cell>
          <table:table-cell office:value-type="float" office:value="0.05">
            <text:p>0.05</text:p>
          </table:table-cell>
          <table:table-cell office:value-type="float" office:value="0.0682981612071038">
            <text:p>0.06830</text:p>
          </table:table-cell>
          <table:table-cell table:formula="of:=ABS([.C170]-[.B170])" office:value-type="float" office:value="0.0182981612071038">
            <text:p>0.0182981612</text:p>
          </table:table-cell>
          <table:table-cell table:number-columns-repeated="1020"/>
        </table:table-row>
        <table:table-row table:style-name="ro1">
          <table:table-cell office:value-type="string">
            <text:p>embedded/7.pgm</text:p>
          </table:table-cell>
          <table:table-cell office:value-type="float" office:value="0.05">
            <text:p>0.05</text:p>
          </table:table-cell>
          <table:table-cell office:value-type="float" office:value="0.0663576689215183">
            <text:p>0.06636</text:p>
          </table:table-cell>
          <table:table-cell table:formula="of:=ABS([.C171]-[.B171])" office:value-type="float" office:value="0.0163576689215183">
            <text:p>0.0163576689</text:p>
          </table:table-cell>
          <table:table-cell table:number-columns-repeated="1020"/>
        </table:table-row>
        <table:table-row table:style-name="ro1">
          <table:table-cell office:value-type="string">
            <text:p>embedded/70.pgm</text:p>
          </table:table-cell>
          <table:table-cell office:value-type="float" office:value="0.05">
            <text:p>0.05</text:p>
          </table:table-cell>
          <table:table-cell office:value-type="float" office:value="0.0518924973730146">
            <text:p>0.05189</text:p>
          </table:table-cell>
          <table:table-cell table:formula="of:=ABS([.C172]-[.B172])" office:value-type="float" office:value="0.0018924973730146">
            <text:p>0.0018924974</text:p>
          </table:table-cell>
          <table:table-cell table:number-columns-repeated="1020"/>
        </table:table-row>
        <table:table-row table:style-name="ro1">
          <table:table-cell office:value-type="string">
            <text:p>embedded/71.pgm</text:p>
          </table:table-cell>
          <table:table-cell office:value-type="float" office:value="0.05">
            <text:p>0.05</text:p>
          </table:table-cell>
          <table:table-cell office:value-type="float" office:value="0.0933261284613911">
            <text:p>0.09333</text:p>
          </table:table-cell>
          <table:table-cell table:formula="of:=ABS([.C173]-[.B173])" office:value-type="float" office:value="0.0433261284613911">
            <text:p>0.0433261285</text:p>
          </table:table-cell>
          <table:table-cell table:number-columns-repeated="1020"/>
        </table:table-row>
        <table:table-row table:style-name="ro1">
          <table:table-cell office:value-type="string">
            <text:p>embedded/72.pgm</text:p>
          </table:table-cell>
          <table:table-cell office:value-type="float" office:value="0.05">
            <text:p>0.05</text:p>
          </table:table-cell>
          <table:table-cell office:value-type="float" office:value="0.0404569885138034">
            <text:p>0.04046</text:p>
          </table:table-cell>
          <table:table-cell table:formula="of:=ABS([.C174]-[.B174])" office:value-type="float" office:value="0.0095430114861966">
            <text:p>0.0095430115</text:p>
          </table:table-cell>
          <table:table-cell table:number-columns-repeated="1020"/>
        </table:table-row>
        <table:table-row table:style-name="ro1">
          <table:table-cell office:value-type="string">
            <text:p>embedded/73.pgm</text:p>
          </table:table-cell>
          <table:table-cell office:value-type="float" office:value="0.05">
            <text:p>0.05</text:p>
          </table:table-cell>
          <table:table-cell office:value-type="float" office:value="0.0557849641839427">
            <text:p>0.05578</text:p>
          </table:table-cell>
          <table:table-cell table:formula="of:=ABS([.C175]-[.B175])" office:value-type="float" office:value="0.0057849641839427">
            <text:p>0.0057849642</text:p>
          </table:table-cell>
          <table:table-cell table:number-columns-repeated="1020"/>
        </table:table-row>
        <table:table-row table:style-name="ro1">
          <table:table-cell office:value-type="string">
            <text:p>embedded/74.pgm</text:p>
          </table:table-cell>
          <table:table-cell office:value-type="float" office:value="0.05">
            <text:p>0.05</text:p>
          </table:table-cell>
          <table:table-cell office:value-type="float" office:value="0.0471551241711451">
            <text:p>0.04716</text:p>
          </table:table-cell>
          <table:table-cell table:formula="of:=ABS([.C176]-[.B176])" office:value-type="float" office:value="0.0028448758288549">
            <text:p>0.0028448758</text:p>
          </table:table-cell>
          <table:table-cell table:number-columns-repeated="1020"/>
        </table:table-row>
        <table:table-row table:style-name="ro1">
          <table:table-cell office:value-type="string">
            <text:p>embedded/75.pgm</text:p>
          </table:table-cell>
          <table:table-cell office:value-type="float" office:value="0.05">
            <text:p>0.05</text:p>
          </table:table-cell>
          <table:table-cell office:value-type="float" office:value="0.0808196408302889">
            <text:p>0.08082</text:p>
          </table:table-cell>
          <table:table-cell table:formula="of:=ABS([.C177]-[.B177])" office:value-type="float" office:value="0.0308196408302889">
            <text:p>0.0308196408</text:p>
          </table:table-cell>
          <table:table-cell table:number-columns-repeated="1020"/>
        </table:table-row>
        <table:table-row table:style-name="ro1">
          <table:table-cell office:value-type="string">
            <text:p>embedded/76.pgm</text:p>
          </table:table-cell>
          <table:table-cell office:value-type="float" office:value="0.05">
            <text:p>0.05</text:p>
          </table:table-cell>
          <table:table-cell office:value-type="float" office:value="0.0551587388028101">
            <text:p>0.05516</text:p>
          </table:table-cell>
          <table:table-cell table:formula="of:=ABS([.C178]-[.B178])" office:value-type="float" office:value="0.0051587388028101">
            <text:p>0.0051587388</text:p>
          </table:table-cell>
          <table:table-cell table:number-columns-repeated="1020"/>
        </table:table-row>
        <table:table-row table:style-name="ro1">
          <table:table-cell office:value-type="string">
            <text:p>embedded/77.pgm</text:p>
          </table:table-cell>
          <table:table-cell office:value-type="float" office:value="0.05">
            <text:p>0.05</text:p>
          </table:table-cell>
          <table:table-cell office:value-type="float" office:value="0.0494179498218923">
            <text:p>0.04942</text:p>
          </table:table-cell>
          <table:table-cell table:formula="of:=ABS([.C179]-[.B179])" office:value-type="float" office:value="0.000582050178107703">
            <text:p>0.0005820502</text:p>
          </table:table-cell>
          <table:table-cell table:number-columns-repeated="1020"/>
        </table:table-row>
        <table:table-row table:style-name="ro1">
          <table:table-cell office:value-type="string">
            <text:p>embedded/78.pgm</text:p>
          </table:table-cell>
          <table:table-cell office:value-type="float" office:value="0.05">
            <text:p>0.05</text:p>
          </table:table-cell>
          <table:table-cell office:value-type="float" office:value="0.058843374230846">
            <text:p>0.05884</text:p>
          </table:table-cell>
          <table:table-cell table:formula="of:=ABS([.C180]-[.B180])" office:value-type="float" office:value="0.008843374230846">
            <text:p>0.0088433742</text:p>
          </table:table-cell>
          <table:table-cell table:number-columns-repeated="1020"/>
        </table:table-row>
        <table:table-row table:style-name="ro1">
          <table:table-cell office:value-type="string">
            <text:p>embedded/79.pgm</text:p>
          </table:table-cell>
          <table:table-cell office:value-type="float" office:value="0.05">
            <text:p>0.05</text:p>
          </table:table-cell>
          <table:table-cell office:value-type="float" office:value="0.0759781049809386">
            <text:p>0.07598</text:p>
          </table:table-cell>
          <table:table-cell table:formula="of:=ABS([.C181]-[.B181])" office:value-type="float" office:value="0.0259781049809386">
            <text:p>0.025978105</text:p>
          </table:table-cell>
          <table:table-cell table:number-columns-repeated="1020"/>
        </table:table-row>
        <table:table-row table:style-name="ro1">
          <table:table-cell office:value-type="string">
            <text:p>embedded/8.pgm</text:p>
          </table:table-cell>
          <table:table-cell office:value-type="float" office:value="0.05">
            <text:p>0.05</text:p>
          </table:table-cell>
          <table:table-cell office:value-type="float" office:value="0.0327732481237843">
            <text:p>0.03277</text:p>
          </table:table-cell>
          <table:table-cell table:formula="of:=ABS([.C182]-[.B182])" office:value-type="float" office:value="0.0172267518762157">
            <text:p>0.0172267519</text:p>
          </table:table-cell>
          <table:table-cell table:number-columns-repeated="1020"/>
        </table:table-row>
        <table:table-row table:style-name="ro1">
          <table:table-cell office:value-type="string">
            <text:p>embedded/80.pgm</text:p>
          </table:table-cell>
          <table:table-cell office:value-type="float" office:value="0.05">
            <text:p>0.05</text:p>
          </table:table-cell>
          <table:table-cell office:value-type="float" office:value="0.074448436501843">
            <text:p>0.07445</text:p>
          </table:table-cell>
          <table:table-cell table:formula="of:=ABS([.C183]-[.B183])" office:value-type="float" office:value="0.024448436501843">
            <text:p>0.0244484365</text:p>
          </table:table-cell>
          <table:table-cell table:number-columns-repeated="1020"/>
        </table:table-row>
        <table:table-row table:style-name="ro1">
          <table:table-cell office:value-type="string">
            <text:p>embedded/81.pgm</text:p>
          </table:table-cell>
          <table:table-cell office:value-type="float" office:value="0.05">
            <text:p>0.05</text:p>
          </table:table-cell>
          <table:table-cell office:value-type="float" office:value="0.0290045819754998">
            <text:p>0.02900</text:p>
          </table:table-cell>
          <table:table-cell table:formula="of:=ABS([.C184]-[.B184])" office:value-type="float" office:value="0.0209954180245002">
            <text:p>0.020995418</text:p>
          </table:table-cell>
          <table:table-cell table:number-columns-repeated="1020"/>
        </table:table-row>
        <table:table-row table:style-name="ro1">
          <table:table-cell office:value-type="string">
            <text:p>embedded/82.pgm</text:p>
          </table:table-cell>
          <table:table-cell office:value-type="float" office:value="0.05">
            <text:p>0.05</text:p>
          </table:table-cell>
          <table:table-cell office:value-type="float" office:value="0.0720472960046302">
            <text:p>0.07205</text:p>
          </table:table-cell>
          <table:table-cell table:formula="of:=ABS([.C185]-[.B185])" office:value-type="float" office:value="0.0220472960046302">
            <text:p>0.022047296</text:p>
          </table:table-cell>
          <table:table-cell table:number-columns-repeated="1020"/>
        </table:table-row>
        <table:table-row table:style-name="ro1">
          <table:table-cell office:value-type="string">
            <text:p>embedded/83.pgm</text:p>
          </table:table-cell>
          <table:table-cell office:value-type="float" office:value="0.05">
            <text:p>0.05</text:p>
          </table:table-cell>
          <table:table-cell office:value-type="float" office:value="0.04987225827115">
            <text:p>0.04987</text:p>
          </table:table-cell>
          <table:table-cell table:formula="of:=ABS([.C186]-[.B186])" office:value-type="float" office:value="0.000127741728850002">
            <text:p>0.0001277417</text:p>
          </table:table-cell>
          <table:table-cell table:number-columns-repeated="1020"/>
        </table:table-row>
        <table:table-row table:style-name="ro1">
          <table:table-cell office:value-type="string">
            <text:p>embedded/84.pgm</text:p>
          </table:table-cell>
          <table:table-cell office:value-type="float" office:value="0.05">
            <text:p>0.05</text:p>
          </table:table-cell>
          <table:table-cell office:value-type="float" office:value="0.0510181253138546">
            <text:p>0.05102</text:p>
          </table:table-cell>
          <table:table-cell table:formula="of:=ABS([.C187]-[.B187])" office:value-type="float" office:value="0.0010181253138546">
            <text:p>0.0010181253</text:p>
          </table:table-cell>
          <table:table-cell table:number-columns-repeated="1020"/>
        </table:table-row>
        <table:table-row table:style-name="ro1">
          <table:table-cell office:value-type="string">
            <text:p>embedded/85.pgm</text:p>
          </table:table-cell>
          <table:table-cell office:value-type="float" office:value="0.05">
            <text:p>0.05</text:p>
          </table:table-cell>
          <table:table-cell office:value-type="float" office:value="0.0620030130364162">
            <text:p>0.06200</text:p>
          </table:table-cell>
          <table:table-cell table:formula="of:=ABS([.C188]-[.B188])" office:value-type="float" office:value="0.0120030130364162">
            <text:p>0.012003013</text:p>
          </table:table-cell>
          <table:table-cell table:number-columns-repeated="1020"/>
        </table:table-row>
        <table:table-row table:style-name="ro1">
          <table:table-cell office:value-type="string">
            <text:p>embedded/86.pgm</text:p>
          </table:table-cell>
          <table:table-cell office:value-type="float" office:value="0.05">
            <text:p>0.05</text:p>
          </table:table-cell>
          <table:table-cell office:value-type="float" office:value="0.0511698074899153">
            <text:p>0.05117</text:p>
          </table:table-cell>
          <table:table-cell table:formula="of:=ABS([.C189]-[.B189])" office:value-type="float" office:value="0.0011698074899153">
            <text:p>0.0011698075</text:p>
          </table:table-cell>
          <table:table-cell table:number-columns-repeated="1020"/>
        </table:table-row>
        <table:table-row table:style-name="ro1">
          <table:table-cell office:value-type="string">
            <text:p>embedded/87.pgm</text:p>
          </table:table-cell>
          <table:table-cell office:value-type="float" office:value="0.05">
            <text:p>0.05</text:p>
          </table:table-cell>
          <table:table-cell office:value-type="float" office:value="0.0466161325150071">
            <text:p>0.04662</text:p>
          </table:table-cell>
          <table:table-cell table:formula="of:=ABS([.C190]-[.B190])" office:value-type="float" office:value="0.00338386748499291">
            <text:p>0.0033838675</text:p>
          </table:table-cell>
          <table:table-cell table:number-columns-repeated="1020"/>
        </table:table-row>
        <table:table-row table:style-name="ro1">
          <table:table-cell office:value-type="string">
            <text:p>embedded/88.pgm</text:p>
          </table:table-cell>
          <table:table-cell office:value-type="float" office:value="0.05">
            <text:p>0.05</text:p>
          </table:table-cell>
          <table:table-cell office:value-type="float" office:value="0.0506160558025864">
            <text:p>0.05062</text:p>
          </table:table-cell>
          <table:table-cell table:formula="of:=ABS([.C191]-[.B191])" office:value-type="float" office:value="0.000616055802586397">
            <text:p>0.0006160558</text:p>
          </table:table-cell>
          <table:table-cell table:number-columns-repeated="1020"/>
        </table:table-row>
        <table:table-row table:style-name="ro1">
          <table:table-cell office:value-type="string">
            <text:p>embedded/89.pgm</text:p>
          </table:table-cell>
          <table:table-cell office:value-type="float" office:value="0.05">
            <text:p>0.05</text:p>
          </table:table-cell>
          <table:table-cell office:value-type="float" office:value="0.0339643813215024">
            <text:p>0.03396</text:p>
          </table:table-cell>
          <table:table-cell table:formula="of:=ABS([.C192]-[.B192])" office:value-type="float" office:value="0.0160356186784976">
            <text:p>0.0160356187</text:p>
          </table:table-cell>
          <table:table-cell table:number-columns-repeated="1020"/>
        </table:table-row>
        <table:table-row table:style-name="ro1">
          <table:table-cell office:value-type="string">
            <text:p>embedded/9.pgm</text:p>
          </table:table-cell>
          <table:table-cell office:value-type="float" office:value="0.05">
            <text:p>0.05</text:p>
          </table:table-cell>
          <table:table-cell office:value-type="float" office:value="0.0254303836257475">
            <text:p>0.02543</text:p>
          </table:table-cell>
          <table:table-cell table:formula="of:=ABS([.C193]-[.B193])" office:value-type="float" office:value="0.0245696163742525">
            <text:p>0.0245696164</text:p>
          </table:table-cell>
          <table:table-cell table:number-columns-repeated="1020"/>
        </table:table-row>
        <table:table-row table:style-name="ro1">
          <table:table-cell office:value-type="string">
            <text:p>embedded/90.pgm</text:p>
          </table:table-cell>
          <table:table-cell office:value-type="float" office:value="0.05">
            <text:p>0.05</text:p>
          </table:table-cell>
          <table:table-cell office:value-type="float" office:value="0.0539377545667267">
            <text:p>0.05394</text:p>
          </table:table-cell>
          <table:table-cell table:formula="of:=ABS([.C194]-[.B194])" office:value-type="float" office:value="0.00393775456672669">
            <text:p>0.0039377546</text:p>
          </table:table-cell>
          <table:table-cell table:number-columns-repeated="1020"/>
        </table:table-row>
        <table:table-row table:style-name="ro1">
          <table:table-cell office:value-type="string">
            <text:p>embedded/91.pgm</text:p>
          </table:table-cell>
          <table:table-cell office:value-type="float" office:value="0.05">
            <text:p>0.05</text:p>
          </table:table-cell>
          <table:table-cell office:value-type="float" office:value="0.0547926534883013">
            <text:p>0.05479</text:p>
          </table:table-cell>
          <table:table-cell table:formula="of:=ABS([.C195]-[.B195])" office:value-type="float" office:value="0.0047926534883013">
            <text:p>0.0047926535</text:p>
          </table:table-cell>
          <table:table-cell table:number-columns-repeated="1020"/>
        </table:table-row>
        <table:table-row table:style-name="ro1">
          <table:table-cell office:value-type="string">
            <text:p>embedded/92.pgm</text:p>
          </table:table-cell>
          <table:table-cell office:value-type="float" office:value="0.05">
            <text:p>0.05</text:p>
          </table:table-cell>
          <table:table-cell office:value-type="float" office:value="0.0472554986412669">
            <text:p>0.04726</text:p>
          </table:table-cell>
          <table:table-cell table:formula="of:=ABS([.C196]-[.B196])" office:value-type="float" office:value="0.0027445013587331">
            <text:p>0.0027445014</text:p>
          </table:table-cell>
          <table:table-cell table:number-columns-repeated="1020"/>
        </table:table-row>
        <table:table-row table:style-name="ro1">
          <table:table-cell office:value-type="string">
            <text:p>embedded/93.pgm</text:p>
          </table:table-cell>
          <table:table-cell office:value-type="float" office:value="0.05">
            <text:p>0.05</text:p>
          </table:table-cell>
          <table:table-cell office:value-type="float" office:value="0.0579118567861266">
            <text:p>0.05791</text:p>
          </table:table-cell>
          <table:table-cell table:formula="of:=ABS([.C197]-[.B197])" office:value-type="float" office:value="0.0079118567861266">
            <text:p>0.0079118568</text:p>
          </table:table-cell>
          <table:table-cell table:number-columns-repeated="1020"/>
        </table:table-row>
        <table:table-row table:style-name="ro1">
          <table:table-cell office:value-type="string">
            <text:p>embedded/94.pgm</text:p>
          </table:table-cell>
          <table:table-cell office:value-type="float" office:value="0.05">
            <text:p>0.05</text:p>
          </table:table-cell>
          <table:table-cell office:value-type="float" office:value="0.0475801266256397">
            <text:p>0.04758</text:p>
          </table:table-cell>
          <table:table-cell table:formula="of:=ABS([.C198]-[.B198])" office:value-type="float" office:value="0.0024198733743603">
            <text:p>0.0024198734</text:p>
          </table:table-cell>
          <table:table-cell table:number-columns-repeated="1020"/>
        </table:table-row>
        <table:table-row table:style-name="ro1">
          <table:table-cell office:value-type="string">
            <text:p>embedded/95.pgm</text:p>
          </table:table-cell>
          <table:table-cell office:value-type="float" office:value="0.05">
            <text:p>0.05</text:p>
          </table:table-cell>
          <table:table-cell office:value-type="float" office:value="0.0636557321519377">
            <text:p>0.06366</text:p>
          </table:table-cell>
          <table:table-cell table:formula="of:=ABS([.C199]-[.B199])" office:value-type="float" office:value="0.0136557321519377">
            <text:p>0.0136557322</text:p>
          </table:table-cell>
          <table:table-cell table:number-columns-repeated="1020"/>
        </table:table-row>
        <table:table-row table:style-name="ro1">
          <table:table-cell office:value-type="string">
            <text:p>embedded/96.pgm</text:p>
          </table:table-cell>
          <table:table-cell office:value-type="float" office:value="0.05">
            <text:p>0.05</text:p>
          </table:table-cell>
          <table:table-cell office:value-type="float" office:value="0.0266424228935886">
            <text:p>0.02664</text:p>
          </table:table-cell>
          <table:table-cell table:formula="of:=ABS([.C200]-[.B200])" office:value-type="float" office:value="0.0233575771064114">
            <text:p>0.0233575771</text:p>
          </table:table-cell>
          <table:table-cell table:number-columns-repeated="1020"/>
        </table:table-row>
        <table:table-row table:style-name="ro1">
          <table:table-cell office:value-type="string">
            <text:p>embedded/97.pgm</text:p>
          </table:table-cell>
          <table:table-cell office:value-type="float" office:value="0.05">
            <text:p>0.05</text:p>
          </table:table-cell>
          <table:table-cell office:value-type="float" office:value="0.0303100972668187">
            <text:p>0.03031</text:p>
          </table:table-cell>
          <table:table-cell table:formula="of:=ABS([.C201]-[.B201])" office:value-type="float" office:value="0.0196899027331813">
            <text:p>0.0196899027</text:p>
          </table:table-cell>
          <table:table-cell table:number-columns-repeated="1020"/>
        </table:table-row>
        <table:table-row table:style-name="ro1">
          <table:table-cell office:value-type="string">
            <text:p>embedded/98.pgm</text:p>
          </table:table-cell>
          <table:table-cell office:value-type="float" office:value="0.05">
            <text:p>0.05</text:p>
          </table:table-cell>
          <table:table-cell office:value-type="float" office:value="0.0665684377323852">
            <text:p>0.06657</text:p>
          </table:table-cell>
          <table:table-cell table:formula="of:=ABS([.C202]-[.B202])" office:value-type="float" office:value="0.0165684377323852">
            <text:p>0.0165684377</text:p>
          </table:table-cell>
          <table:table-cell table:number-columns-repeated="1020"/>
        </table:table-row>
        <table:table-row table:style-name="ro1">
          <table:table-cell office:value-type="string">
            <text:p>embedded/99.pgm</text:p>
          </table:table-cell>
          <table:table-cell office:value-type="float" office:value="0.05">
            <text:p>0.05</text:p>
          </table:table-cell>
          <table:table-cell office:value-type="float" office:value="0.0362160132331025">
            <text:p>0.03622</text:p>
          </table:table-cell>
          <table:table-cell table:formula="of:=ABS([.C203]-[.B203])" office:value-type="float" office:value="0.0137839867668975">
            <text:p>0.0137839868</text:p>
          </table:table-cell>
          <table:table-cell table:number-columns-repeated="1020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number-columns-repeated="1020"/>
        </table:table-row>
      </table:table>
      <table:table table:name="Distribution" table:style-name="ta1">
        <table:shapes>
          <draw:frame draw:z-index="0" draw:style-name="gr1" svg:width="6.2988in" svg:height="3.5429in" svg:x="5.3728in" svg:y="0.2071in">
            <draw:object draw:notify-on-update-of-ranges="Distribution.E2:Distribution.E22 Distribution.A1:Distribution.A1 Distribution.F2:Distribution.F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12"/>
        <table:table-column table:style-name="co2" table:default-cell-style-name="Default"/>
        <table:table-row table:style-name="ro1">
          <table:table-cell office:value-type="string">
            <text:p>Clean</text:p>
          </table:table-cell>
          <table:table-cell table:number-columns-repeated="3"/>
          <table:table-cell office:value-type="string">
            <text:p>Classes</text:p>
          </table:table-cell>
          <table:table-cell office:value-type="string">
            <text:p>Distribution</text:p>
          </table:table-cell>
        </table:table-row>
        <table:table-row table:style-name="ro1">
          <table:table-cell office:value-type="string">
            <text:p>Min:</text:p>
          </table:table-cell>
          <table:table-cell table:formula="of:=MIN([Data.C2:.C102])" office:value-type="float" office:value="-0.0459768904668822">
            <text:p>-0.0459768905</text:p>
          </table:table-cell>
          <table:table-cell/>
          <table:table-cell office:value-type="float" office:value="1">
            <text:p>1</text:p>
          </table:table-cell>
          <table:table-cell table:formula="of:=[.B$2]+[.B$5]*([.D2]-1)" office:value-type="float" office:value="-0.0459768904668822">
            <text:p>-0.0460</text:p>
          </table:table-cell>
          <table:table-cell table:number-matrix-columns-spanned="1" table:number-matrix-rows-spanned="22" table:formula="of:=FREQUENCY([Data.C2:.C102];[.E2:.E22])" office:value-type="float" office:value="1">
            <text:p>1</text:p>
          </table:table-cell>
        </table:table-row>
        <table:table-row table:style-name="ro1">
          <table:table-cell office:value-type="string">
            <text:p>Max:</text:p>
          </table:table-cell>
          <table:table-cell table:formula="of:=MAX([Data.C3:.C103])" office:value-type="float" office:value="0.0660414374361125">
            <text:p>0.0660414374</text:p>
          </table:table-cell>
          <table:table-cell/>
          <table:table-cell office:value-type="float" office:value="2">
            <text:p>2</text:p>
          </table:table-cell>
          <table:table-cell table:formula="of:=[.B$2]+[.B$5]*([.D3]-1)" office:value-type="float" office:value="-0.0403759740717325">
            <text:p>-0.04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asses:</text:p>
          </table:table-cell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 table:formula="of:=[.B$2]+[.B$5]*([.D4]-1)" office:value-type="float" office:value="-0.0347750576765827">
            <text:p>-0.03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ass width:</text:p>
          </table:table-cell>
          <table:table-cell table:formula="of:=([.B3]-[.B2])/[.B4]" office:value-type="float" office:value="0.00560091639514974">
            <text:p>0.0056009164</text:p>
          </table:table-cell>
          <table:table-cell/>
          <table:table-cell office:value-type="float" office:value="4">
            <text:p>4</text:p>
          </table:table-cell>
          <table:table-cell table:formula="of:=[.B$2]+[.B$5]*([.D5]-1)" office:value-type="float" office:value="-0.029174141281433">
            <text:p>-0.029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B$2]+[.B$5]*([.D6]-1)" office:value-type="float" office:value="-0.0235732248862833">
            <text:p>-0.023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B$2]+[.B$5]*([.D7]-1)" office:value-type="float" office:value="-0.0179723084911335">
            <text:p>-0.018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B$2]+[.B$5]*([.D8]-1)" office:value-type="float" office:value="-0.0123713920959838">
            <text:p>-0.012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B$2]+[.B$5]*([.D9]-1)" office:value-type="float" office:value="-0.00677047570083406">
            <text:p>-0.006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B$2]+[.B$5]*([.D10]-1)" office:value-type="float" office:value="-0.00116955930568432">
            <text:p>-0.00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B$2]+[.B$5]*([.D11]-1)" office:value-type="float" office:value="0.00443135708946542">
            <text:p>0.004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B$2]+[.B$5]*([.D12]-1)" office:value-type="float" office:value="0.0100322734846152">
            <text:p>0.01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B$2]+[.B$5]*([.D13]-1)" office:value-type="float" office:value="0.0156331898797649">
            <text:p>0.015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B$2]+[.B$5]*([.D14]-1)" office:value-type="float" office:value="0.0212341062749146">
            <text:p>0.021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B$2]+[.B$5]*([.D15]-1)" office:value-type="float" office:value="0.0268350226700644">
            <text:p>0.026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B$2]+[.B$5]*([.D16]-1)" office:value-type="float" office:value="0.0324359390652141">
            <text:p>0.032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B$2]+[.B$5]*([.D17]-1)" office:value-type="float" office:value="0.0380368554603638">
            <text:p>0.0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B$2]+[.B$5]*([.D18]-1)" office:value-type="float" office:value="0.0436377718555136">
            <text:p>0.04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B$2]+[.B$5]*([.D19]-1)" office:value-type="float" office:value="0.0492386882506633">
            <text:p>0.049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B$2]+[.B$5]*([.D20]-1)" office:value-type="float" office:value="0.054839604645813">
            <text:p>0.0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B$2]+[.B$5]*([.D21]-1)" office:value-type="float" office:value="0.0604405210409628">
            <text:p>0.0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formula="of:=[.B$2]+[.B$5]*([.D22]-1)" office:value-type="float" office:value="0.0660414374361125">
            <text:p>0.066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Data.A1:Data.D1048576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/00/0000</text:date>, <text:time style:data-style-name="N2" text:time-value="0000-00-00T21:10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Zhirov</meta:initial-creator>
    <meta:creation-date>2012-12-16T17:17:31</meta:creation-date>
    <dc:date>2012-12-16T21:19:52</dc:date>
    <dc:creator>Alexander Zhirov</dc:creator>
    <meta:editing-duration>PT49M11S</meta:editing-duration>
    <meta:editing-cycles>20</meta:editing-cycles>
    <meta:generator>LibreOffice/3.6$Linux_X86_64 LibreOffice_project/360m1$Build-2</meta:generator>
    <meta:document-statistic meta:table-count="2" meta:cell-count="9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5"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2" chart:max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33cm" svg:height="9cm" xlink:href=".." xlink:type="simple" chart:class="chart:scatter" chart:style-name="ch1">
        <chart:title svg:x="10.193cm" svg:y="0.316cm" chart:style-name="ch2">
          <text:p>Detection distribution</text:p>
        </chart:title>
        <chart:legend chart:legend-position="end" svg:x="22.232cm" svg:y="3.952cm" style:legend-expansion="high" chart:style-name="ch3"/>
        <chart:plot-area chart:style-name="ch4" table:cell-range-address="Data.B2:Data.C102 Data.F7:Data.F8 Data.B103:Data.B203" chart:data-source-has-labels="row" svg:x="1.505cm" svg:y="1.635cm" svg:width="19.739cm" svg:height="6.204cm">
          <chartooo:coordinate-region svg:x="2.167cm" svg:y="1.834cm" svg:width="18.468cm" svg:height="5.806cm"/>
          <chart:axis chart:dimension="x" chart:name="primary-x" chart:style-name="ch5">
            <chart:title svg:x="9.451cm" svg:y="8.019cm" chart:style-name="ch6">
              <text:p>Detected embedding ratio</text:p>
            </chart:title>
          </chart:axis>
          <chart:axis chart:dimension="y" chart:name="primary-y" chart:style-name="ch7">
            <chart:title svg:x="0.451cm" svg:y="6.461cm" chart:style-name="ch8">
              <text:p>Actual embedding ratio</text:p>
            </chart:title>
            <chart:grid chart:style-name="ch9" chart:class="major"/>
          </chart:axis>
          <chart:series chart:style-name="ch10" chart:values-cell-range-address="Data.B2:Data.B102" chart:label-cell-address="Data.F7:Data.F7" chart:class="chart:scatter">
            <chart:domain table:cell-range-address="Data.C2:Data.C102"/>
            <chart:data-point chart:repeated="101"/>
          </chart:series>
          <chart:series chart:style-name="ch11" chart:values-cell-range-address="Data.B103:Data.B203" chart:label-cell-address="Data.F8:Data.F8" chart:class="chart:scatter">
            <chart:domain table:cell-range-address="Data.C103:Data.C203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lean:</text:p>
                <draw:g>
                  <svg:desc>Data.F7:Data.F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mbedded:</text:p>
                <draw:g>
                  <svg:desc>Data.F8:Data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652867770373708">
                <text:p>-0.00652867770373708</text:p>
                <draw:g>
                  <svg:desc>Data.C2:Data.C102</svg:desc>
                </draw:g>
              </table:table-cell>
              <table:table-cell office:value-type="float" office:value="0">
                <text:p>0</text:p>
                <draw:g>
                  <svg:desc>Data.B2:Data.B102</svg:desc>
                </draw:g>
              </table:table-cell>
              <table:table-cell office:value-type="float" office:value="0.0426947907084055">
                <text:p>0.0426947907084055</text:p>
                <draw:g>
                  <svg:desc>Data.C103:Data.C203</svg:desc>
                </draw:g>
              </table:table-cell>
              <table:table-cell office:value-type="float" office:value="0.05">
                <text:p>0.05</text:p>
                <draw:g>
                  <svg:desc>Data.B103:Data.B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84786395856027">
                <text:p>0.000184786395856027</text:p>
              </table:table-cell>
              <table:table-cell office:value-type="float" office:value="0">
                <text:p>0</text:p>
              </table:table-cell>
              <table:table-cell office:value-type="float" office:value="0.0500024030219649">
                <text:p>0.05000240302196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5239800433597">
                <text:p>0.00105239800433597</text:p>
              </table:table-cell>
              <table:table-cell office:value-type="float" office:value="0">
                <text:p>0</text:p>
              </table:table-cell>
              <table:table-cell office:value-type="float" office:value="0.0495256198053039">
                <text:p>0.04952561980530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7828130166585">
                <text:p>0.0017828130166585</text:p>
              </table:table-cell>
              <table:table-cell office:value-type="float" office:value="0">
                <text:p>0</text:p>
              </table:table-cell>
              <table:table-cell office:value-type="float" office:value="0.0533381764460269">
                <text:p>0.05333817644602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3806894776453">
                <text:p>0.0303806894776453</text:p>
              </table:table-cell>
              <table:table-cell office:value-type="float" office:value="0">
                <text:p>0</text:p>
              </table:table-cell>
              <table:table-cell office:value-type="float" office:value="0.0784288426728537">
                <text:p>0.07842884267285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48062069604156">
                <text:p>0.00948062069604156</text:p>
              </table:table-cell>
              <table:table-cell office:value-type="float" office:value="0">
                <text:p>0</text:p>
              </table:table-cell>
              <table:table-cell office:value-type="float" office:value="0.0586979778148365">
                <text:p>0.05869797781483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6880121222374">
                <text:p>0.0036880121222374</text:p>
              </table:table-cell>
              <table:table-cell office:value-type="float" office:value="0">
                <text:p>0</text:p>
              </table:table-cell>
              <table:table-cell office:value-type="float" office:value="0.0515850673233016">
                <text:p>0.05158506732330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0031383423488">
                <text:p>0.0080031383423488</text:p>
              </table:table-cell>
              <table:table-cell office:value-type="float" office:value="0">
                <text:p>0</text:p>
              </table:table-cell>
              <table:table-cell office:value-type="float" office:value="0.0547346425565771">
                <text:p>0.05473464255657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601909310661372">
                <text:p>-0.000601909310661372</text:p>
              </table:table-cell>
              <table:table-cell office:value-type="float" office:value="0">
                <text:p>0</text:p>
              </table:table-cell>
              <table:table-cell office:value-type="float" office:value="0.0455889853211138">
                <text:p>0.04558898532111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16253889222396">
                <text:p>-0.0216253889222396</text:p>
              </table:table-cell>
              <table:table-cell office:value-type="float" office:value="0">
                <text:p>0</text:p>
              </table:table-cell>
              <table:table-cell office:value-type="float" office:value="0.0209476844897045">
                <text:p>0.020947684489704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7408689321096">
                <text:p>0.0187408689321096</text:p>
              </table:table-cell>
              <table:table-cell office:value-type="float" office:value="0">
                <text:p>0</text:p>
              </table:table-cell>
              <table:table-cell office:value-type="float" office:value="0.068764928467307">
                <text:p>0.0687649284673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0414374361125">
                <text:p>0.0660414374361125</text:p>
              </table:table-cell>
              <table:table-cell office:value-type="float" office:value="0">
                <text:p>0</text:p>
              </table:table-cell>
              <table:table-cell office:value-type="float" office:value="0.108325344776623">
                <text:p>0.1083253447766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4467238826857">
                <text:p>0.0104467238826857</text:p>
              </table:table-cell>
              <table:table-cell office:value-type="float" office:value="0">
                <text:p>0</text:p>
              </table:table-cell>
              <table:table-cell office:value-type="float" office:value="0.0593165306024576">
                <text:p>0.05931653060245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84467280478741">
                <text:p>0.00784467280478741</text:p>
              </table:table-cell>
              <table:table-cell office:value-type="float" office:value="0">
                <text:p>0</text:p>
              </table:table-cell>
              <table:table-cell office:value-type="float" office:value="0.0563324925806476">
                <text:p>0.0563324925806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5699733340543">
                <text:p>0.0105699733340543</text:p>
              </table:table-cell>
              <table:table-cell office:value-type="float" office:value="0">
                <text:p>0</text:p>
              </table:table-cell>
              <table:table-cell office:value-type="float" office:value="0.0690827792536984">
                <text:p>0.06908277925369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85244124360097">
                <text:p>-0.0185244124360097</text:p>
              </table:table-cell>
              <table:table-cell office:value-type="float" office:value="0">
                <text:p>0</text:p>
              </table:table-cell>
              <table:table-cell office:value-type="float" office:value="0.0337773899469743">
                <text:p>0.03377738994697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04291308616474">
                <text:p>0.00104291308616474</text:p>
              </table:table-cell>
              <table:table-cell office:value-type="float" office:value="0">
                <text:p>0</text:p>
              </table:table-cell>
              <table:table-cell office:value-type="float" office:value="0.05085803527989">
                <text:p>0.0508580352798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9326538161697">
                <text:p>0.0159326538161697</text:p>
              </table:table-cell>
              <table:table-cell office:value-type="float" office:value="0">
                <text:p>0</text:p>
              </table:table-cell>
              <table:table-cell office:value-type="float" office:value="0.0647121621156922">
                <text:p>0.06471216211569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04785603590786">
                <text:p>0.00704785603590786</text:p>
              </table:table-cell>
              <table:table-cell office:value-type="float" office:value="0">
                <text:p>0</text:p>
              </table:table-cell>
              <table:table-cell office:value-type="float" office:value="0.0524295694258023">
                <text:p>0.05242956942580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60630712265087">
                <text:p>0.00760630712265087</text:p>
              </table:table-cell>
              <table:table-cell office:value-type="float" office:value="0">
                <text:p>0</text:p>
              </table:table-cell>
              <table:table-cell office:value-type="float" office:value="0.0559620127936723">
                <text:p>0.05596201279367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459768904668822">
                <text:p>-0.0459768904668822</text:p>
              </table:table-cell>
              <table:table-cell office:value-type="float" office:value="0">
                <text:p>0</text:p>
              </table:table-cell>
              <table:table-cell office:value-type="float" office:value="0.00719116899402658">
                <text:p>0.007191168994026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81955412451278">
                <text:p>0.00881955412451278</text:p>
              </table:table-cell>
              <table:table-cell office:value-type="float" office:value="0">
                <text:p>0</text:p>
              </table:table-cell>
              <table:table-cell office:value-type="float" office:value="0.0605823680193871">
                <text:p>0.06058236801938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853758457801498">
                <text:p>-0.000853758457801498</text:p>
              </table:table-cell>
              <table:table-cell office:value-type="float" office:value="0">
                <text:p>0</text:p>
              </table:table-cell>
              <table:table-cell office:value-type="float" office:value="0.0473667424213389">
                <text:p>0.047366742421338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41253241714414">
                <text:p>0.00741253241714414</text:p>
              </table:table-cell>
              <table:table-cell office:value-type="float" office:value="0">
                <text:p>0</text:p>
              </table:table-cell>
              <table:table-cell office:value-type="float" office:value="0.058512915336334">
                <text:p>0.0585129153363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9015566707445">
                <text:p>0.0199015566707445</text:p>
              </table:table-cell>
              <table:table-cell office:value-type="float" office:value="0">
                <text:p>0</text:p>
              </table:table-cell>
              <table:table-cell office:value-type="float" office:value="0.0702422886880325">
                <text:p>0.07024228868803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656055351612447">
                <text:p>-0.00656055351612447</text:p>
              </table:table-cell>
              <table:table-cell office:value-type="float" office:value="0">
                <text:p>0</text:p>
              </table:table-cell>
              <table:table-cell office:value-type="float" office:value="0.0476360475229035">
                <text:p>0.04763604752290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2091326183359">
                <text:p>0.0062091326183359</text:p>
              </table:table-cell>
              <table:table-cell office:value-type="float" office:value="0">
                <text:p>0</text:p>
              </table:table-cell>
              <table:table-cell office:value-type="float" office:value="0.0592978090355147">
                <text:p>0.059297809035514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77143263766759">
                <text:p>0.00377143263766759</text:p>
              </table:table-cell>
              <table:table-cell office:value-type="float" office:value="0">
                <text:p>0</text:p>
              </table:table-cell>
              <table:table-cell office:value-type="float" office:value="0.0487562892048644">
                <text:p>0.04875628920486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587644059491514">
                <text:p>-0.000587644059491514</text:p>
              </table:table-cell>
              <table:table-cell office:value-type="float" office:value="0">
                <text:p>0</text:p>
              </table:table-cell>
              <table:table-cell office:value-type="float" office:value="0.0488868734999995">
                <text:p>0.04888687349999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0472079883715">
                <text:p>0.0190472079883715</text:p>
              </table:table-cell>
              <table:table-cell office:value-type="float" office:value="0">
                <text:p>0</text:p>
              </table:table-cell>
              <table:table-cell office:value-type="float" office:value="0.064055990228415">
                <text:p>0.0640559902284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09078210231658">
                <text:p>0.00309078210231658</text:p>
              </table:table-cell>
              <table:table-cell office:value-type="float" office:value="0">
                <text:p>0</text:p>
              </table:table-cell>
              <table:table-cell office:value-type="float" office:value="0.0560107077195892">
                <text:p>0.05601070771958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44689322739792">
                <text:p>0.00144689322739792</text:p>
              </table:table-cell>
              <table:table-cell office:value-type="float" office:value="0">
                <text:p>0</text:p>
              </table:table-cell>
              <table:table-cell office:value-type="float" office:value="0.0517828972658936">
                <text:p>0.05178289726589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62438267885731">
                <text:p>-0.00262438267885731</text:p>
              </table:table-cell>
              <table:table-cell office:value-type="float" office:value="0">
                <text:p>0</text:p>
              </table:table-cell>
              <table:table-cell office:value-type="float" office:value="0.0509791379269297">
                <text:p>0.050979137926929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10083888711275">
                <text:p>0.00310083888711275</text:p>
              </table:table-cell>
              <table:table-cell office:value-type="float" office:value="0">
                <text:p>0</text:p>
              </table:table-cell>
              <table:table-cell office:value-type="float" office:value="0.0534758796325975">
                <text:p>0.05347587963259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321979022986472">
                <text:p>-0.00321979022986472</text:p>
              </table:table-cell>
              <table:table-cell office:value-type="float" office:value="0">
                <text:p>0</text:p>
              </table:table-cell>
              <table:table-cell office:value-type="float" office:value="0.0466010348392022">
                <text:p>0.04660103483920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16145342886444">
                <text:p>-0.016145342886444</text:p>
              </table:table-cell>
              <table:table-cell office:value-type="float" office:value="0">
                <text:p>0</text:p>
              </table:table-cell>
              <table:table-cell office:value-type="float" office:value="0.0401006397855206">
                <text:p>0.04010063978552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08151587032883">
                <text:p>0.00308151587032883</text:p>
              </table:table-cell>
              <table:table-cell office:value-type="float" office:value="0">
                <text:p>0</text:p>
              </table:table-cell>
              <table:table-cell office:value-type="float" office:value="0.0494235896900873">
                <text:p>0.04942358969008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3750214162925">
                <text:p>0.0173750214162925</text:p>
              </table:table-cell>
              <table:table-cell office:value-type="float" office:value="0">
                <text:p>0</text:p>
              </table:table-cell>
              <table:table-cell office:value-type="float" office:value="0.065713159038383">
                <text:p>0.06571315903838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32383243247662">
                <text:p>0.00732383243247662</text:p>
              </table:table-cell>
              <table:table-cell office:value-type="float" office:value="0">
                <text:p>0</text:p>
              </table:table-cell>
              <table:table-cell office:value-type="float" office:value="0.0589185266591522">
                <text:p>0.05891852665915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62145122046411">
                <text:p>0.00262145122046411</text:p>
              </table:table-cell>
              <table:table-cell office:value-type="float" office:value="0">
                <text:p>0</text:p>
              </table:table-cell>
              <table:table-cell office:value-type="float" office:value="0.0546975685829727">
                <text:p>0.05469756858297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66681812112354">
                <text:p>-0.0166681812112354</text:p>
              </table:table-cell>
              <table:table-cell office:value-type="float" office:value="0">
                <text:p>0</text:p>
              </table:table-cell>
              <table:table-cell office:value-type="float" office:value="0.0320137815883676">
                <text:p>0.03201378158836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84048870706471">
                <text:p>0.00884048870706471</text:p>
              </table:table-cell>
              <table:table-cell office:value-type="float" office:value="0">
                <text:p>0</text:p>
              </table:table-cell>
              <table:table-cell office:value-type="float" office:value="0.0580699943296358">
                <text:p>0.05806999432963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721932062870759">
                <text:p>-0.00721932062870759</text:p>
              </table:table-cell>
              <table:table-cell office:value-type="float" office:value="0">
                <text:p>0</text:p>
              </table:table-cell>
              <table:table-cell office:value-type="float" office:value="0.0420277495319375">
                <text:p>0.04202774953193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424580738891272">
                <text:p>-0.00424580738891272</text:p>
              </table:table-cell>
              <table:table-cell office:value-type="float" office:value="0">
                <text:p>0</text:p>
              </table:table-cell>
              <table:table-cell office:value-type="float" office:value="0.0401313169438225">
                <text:p>0.04013131694382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21031946222717">
                <text:p>0.00721031946222717</text:p>
              </table:table-cell>
              <table:table-cell office:value-type="float" office:value="0">
                <text:p>0</text:p>
              </table:table-cell>
              <table:table-cell office:value-type="float" office:value="0.0561915324593329">
                <text:p>0.05619153245933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70587938343078">
                <text:p>-0.0170587938343078</text:p>
              </table:table-cell>
              <table:table-cell office:value-type="float" office:value="0">
                <text:p>0</text:p>
              </table:table-cell>
              <table:table-cell office:value-type="float" office:value="0.0294964967688719">
                <text:p>0.02949649676887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8261976454403">
                <text:p>0.0228261976454403</text:p>
              </table:table-cell>
              <table:table-cell office:value-type="float" office:value="0">
                <text:p>0</text:p>
              </table:table-cell>
              <table:table-cell office:value-type="float" office:value="0.0748104579405834">
                <text:p>0.07481045794058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606010578202378">
                <text:p>0.000606010578202378</text:p>
              </table:table-cell>
              <table:table-cell office:value-type="float" office:value="0">
                <text:p>0</text:p>
              </table:table-cell>
              <table:table-cell office:value-type="float" office:value="0.0519726276336222">
                <text:p>0.05197262763362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14231847702723">
                <text:p>0.00514231847702723</text:p>
              </table:table-cell>
              <table:table-cell office:value-type="float" office:value="0">
                <text:p>0</text:p>
              </table:table-cell>
              <table:table-cell office:value-type="float" office:value="0.0513412690248313">
                <text:p>0.05134126902483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41579721948547">
                <text:p>0.0241579721948547</text:p>
              </table:table-cell>
              <table:table-cell office:value-type="float" office:value="0">
                <text:p>0</text:p>
              </table:table-cell>
              <table:table-cell office:value-type="float" office:value="0.068762681049748">
                <text:p>0.0687626810497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988093822101824">
                <text:p>0.00988093822101824</text:p>
              </table:table-cell>
              <table:table-cell office:value-type="float" office:value="0">
                <text:p>0</text:p>
              </table:table-cell>
              <table:table-cell office:value-type="float" office:value="0.0565498956884009">
                <text:p>0.05654989568840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00181303474396">
                <text:p>0.00600181303474396</text:p>
              </table:table-cell>
              <table:table-cell office:value-type="float" office:value="0">
                <text:p>0</text:p>
              </table:table-cell>
              <table:table-cell office:value-type="float" office:value="0.0570607657165462">
                <text:p>0.05706076571654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232825811119877">
                <text:p>-0.00232825811119877</text:p>
              </table:table-cell>
              <table:table-cell office:value-type="float" office:value="0">
                <text:p>0</text:p>
              </table:table-cell>
              <table:table-cell office:value-type="float" office:value="0.0471941540979634">
                <text:p>0.04719415409796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05395007839268">
                <text:p>-0.0105395007839268</text:p>
              </table:table-cell>
              <table:table-cell office:value-type="float" office:value="0">
                <text:p>0</text:p>
              </table:table-cell>
              <table:table-cell office:value-type="float" office:value="0.0422855628387736">
                <text:p>0.04228556283877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15762903525709">
                <text:p>-0.0115762903525709</text:p>
              </table:table-cell>
              <table:table-cell office:value-type="float" office:value="0">
                <text:p>0</text:p>
              </table:table-cell>
              <table:table-cell office:value-type="float" office:value="0.0396313706921525">
                <text:p>0.03963137069215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85821382651722">
                <text:p>0.0185821382651722</text:p>
              </table:table-cell>
              <table:table-cell office:value-type="float" office:value="0">
                <text:p>0</text:p>
              </table:table-cell>
              <table:table-cell office:value-type="float" office:value="0.0689840845758576">
                <text:p>0.06898408457585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668525692399765">
                <text:p>-0.00668525692399765</text:p>
              </table:table-cell>
              <table:table-cell office:value-type="float" office:value="0">
                <text:p>0</text:p>
              </table:table-cell>
              <table:table-cell office:value-type="float" office:value="0.0456039962554824">
                <text:p>0.04560399625548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159534161267026">
                <text:p>-0.000159534161267026</text:p>
              </table:table-cell>
              <table:table-cell office:value-type="float" office:value="0">
                <text:p>0</text:p>
              </table:table-cell>
              <table:table-cell office:value-type="float" office:value="0.052034029012396">
                <text:p>0.05203402901239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169717286120144">
                <text:p>-0.00169717286120144</text:p>
              </table:table-cell>
              <table:table-cell office:value-type="float" office:value="0">
                <text:p>0</text:p>
              </table:table-cell>
              <table:table-cell office:value-type="float" office:value="0.0506039240349594">
                <text:p>0.050603924034959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2716555738685">
                <text:p>0.0092716555738685</text:p>
              </table:table-cell>
              <table:table-cell office:value-type="float" office:value="0">
                <text:p>0</text:p>
              </table:table-cell>
              <table:table-cell office:value-type="float" office:value="0.0584374226967742">
                <text:p>0.05843742269677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40992893797506">
                <text:p>0.000240992893797506</text:p>
              </table:table-cell>
              <table:table-cell office:value-type="float" office:value="0">
                <text:p>0</text:p>
              </table:table-cell>
              <table:table-cell office:value-type="float" office:value="0.0494357194527176">
                <text:p>0.04943571945271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64322365128667">
                <text:p>-0.0064322365128667</text:p>
              </table:table-cell>
              <table:table-cell office:value-type="float" office:value="0">
                <text:p>0</text:p>
              </table:table-cell>
              <table:table-cell office:value-type="float" office:value="0.0427290213126292">
                <text:p>0.04272902131262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563717699422107">
                <text:p>-0.00563717699422107</text:p>
              </table:table-cell>
              <table:table-cell office:value-type="float" office:value="0">
                <text:p>0</text:p>
              </table:table-cell>
              <table:table-cell office:value-type="float" office:value="0.0527319645572385">
                <text:p>0.05273196455723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04502807206345">
                <text:p>-0.0204502807206345</text:p>
              </table:table-cell>
              <table:table-cell office:value-type="float" office:value="0">
                <text:p>0</text:p>
              </table:table-cell>
              <table:table-cell office:value-type="float" office:value="0.04076958303783">
                <text:p>0.0407695830378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85723667755469">
                <text:p>0.00785723667755469</text:p>
              </table:table-cell>
              <table:table-cell office:value-type="float" office:value="0">
                <text:p>0</text:p>
              </table:table-cell>
              <table:table-cell office:value-type="float" office:value="0.0575416063827819">
                <text:p>0.05754160638278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54492627968122">
                <text:p>0.00754492627968122</text:p>
              </table:table-cell>
              <table:table-cell office:value-type="float" office:value="0">
                <text:p>0</text:p>
              </table:table-cell>
              <table:table-cell office:value-type="float" office:value="0.0590223007738995">
                <text:p>0.05902230077389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16529762076142">
                <text:p>0.00216529762076142</text:p>
              </table:table-cell>
              <table:table-cell office:value-type="float" office:value="0">
                <text:p>0</text:p>
              </table:table-cell>
              <table:table-cell office:value-type="float" office:value="0.0502085351254566">
                <text:p>0.05020853512545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55626712435973">
                <text:p>0.0155626712435973</text:p>
              </table:table-cell>
              <table:table-cell office:value-type="float" office:value="0">
                <text:p>0</text:p>
              </table:table-cell>
              <table:table-cell office:value-type="float" office:value="0.0682981612071038">
                <text:p>0.06829816120710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81492266510592">
                <text:p>0.0181492266510592</text:p>
              </table:table-cell>
              <table:table-cell office:value-type="float" office:value="0">
                <text:p>0</text:p>
              </table:table-cell>
              <table:table-cell office:value-type="float" office:value="0.0663576689215183">
                <text:p>0.066357668921518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42825299128586">
                <text:p>0.00442825299128586</text:p>
              </table:table-cell>
              <table:table-cell office:value-type="float" office:value="0">
                <text:p>0</text:p>
              </table:table-cell>
              <table:table-cell office:value-type="float" office:value="0.0518924973730146">
                <text:p>0.05189249737301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0371436716739">
                <text:p>0.0480371436716739</text:p>
              </table:table-cell>
              <table:table-cell office:value-type="float" office:value="0">
                <text:p>0</text:p>
              </table:table-cell>
              <table:table-cell office:value-type="float" office:value="0.0933261284613911">
                <text:p>0.09332612846139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627249881217342">
                <text:p>-0.00627249881217342</text:p>
              </table:table-cell>
              <table:table-cell office:value-type="float" office:value="0">
                <text:p>0</text:p>
              </table:table-cell>
              <table:table-cell office:value-type="float" office:value="0.0404569885138034">
                <text:p>0.04045698851380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69532371873418">
                <text:p>0.00769532371873418</text:p>
              </table:table-cell>
              <table:table-cell office:value-type="float" office:value="0">
                <text:p>0</text:p>
              </table:table-cell>
              <table:table-cell office:value-type="float" office:value="0.0557849641839427">
                <text:p>0.05578496418394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832119981368417">
                <text:p>0.000832119981368417</text:p>
              </table:table-cell>
              <table:table-cell office:value-type="float" office:value="0">
                <text:p>0</text:p>
              </table:table-cell>
              <table:table-cell office:value-type="float" office:value="0.0471551241711451">
                <text:p>0.04715512417114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37086833335805">
                <text:p>0.0437086833335805</text:p>
              </table:table-cell>
              <table:table-cell office:value-type="float" office:value="0">
                <text:p>0</text:p>
              </table:table-cell>
              <table:table-cell office:value-type="float" office:value="0.0808196408302889">
                <text:p>0.080819640830288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629547711493858">
                <text:p>0.00629547711493858</text:p>
              </table:table-cell>
              <table:table-cell office:value-type="float" office:value="0">
                <text:p>0</text:p>
              </table:table-cell>
              <table:table-cell office:value-type="float" office:value="0.0551587388028101">
                <text:p>0.05515873880281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228050467205144">
                <text:p>-0.00228050467205144</text:p>
              </table:table-cell>
              <table:table-cell office:value-type="float" office:value="0">
                <text:p>0</text:p>
              </table:table-cell>
              <table:table-cell office:value-type="float" office:value="0.0494179498218923">
                <text:p>0.04941794982189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44423382083967">
                <text:p>0.00944423382083967</text:p>
              </table:table-cell>
              <table:table-cell office:value-type="float" office:value="0">
                <text:p>0</text:p>
              </table:table-cell>
              <table:table-cell office:value-type="float" office:value="0.058843374230846">
                <text:p>0.0588433742308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2215166378068">
                <text:p>0.022215166378068</text:p>
              </table:table-cell>
              <table:table-cell office:value-type="float" office:value="0">
                <text:p>0</text:p>
              </table:table-cell>
              <table:table-cell office:value-type="float" office:value="0.0759781049809386">
                <text:p>0.07597810498093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38746249978262">
                <text:p>-0.0138746249978262</text:p>
              </table:table-cell>
              <table:table-cell office:value-type="float" office:value="0">
                <text:p>0</text:p>
              </table:table-cell>
              <table:table-cell office:value-type="float" office:value="0.0327732481237843">
                <text:p>0.03277324812378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6365387907757">
                <text:p>0.016365387907757</text:p>
              </table:table-cell>
              <table:table-cell office:value-type="float" office:value="0">
                <text:p>0</text:p>
              </table:table-cell>
              <table:table-cell office:value-type="float" office:value="0.074448436501843">
                <text:p>0.0744484365018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05490278921192">
                <text:p>-0.0205490278921192</text:p>
              </table:table-cell>
              <table:table-cell office:value-type="float" office:value="0">
                <text:p>0</text:p>
              </table:table-cell>
              <table:table-cell office:value-type="float" office:value="0.0290045819754998">
                <text:p>0.02900458197549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93495042277129">
                <text:p>0.0293495042277129</text:p>
              </table:table-cell>
              <table:table-cell office:value-type="float" office:value="0">
                <text:p>0</text:p>
              </table:table-cell>
              <table:table-cell office:value-type="float" office:value="0.0720472960046302">
                <text:p>0.07204729600463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04438675540449">
                <text:p>0.00104438675540449</text:p>
              </table:table-cell>
              <table:table-cell office:value-type="float" office:value="0">
                <text:p>0</text:p>
              </table:table-cell>
              <table:table-cell office:value-type="float" office:value="0.04987225827115">
                <text:p>0.049872258271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66454472546813">
                <text:p>0.00166454472546813</text:p>
              </table:table-cell>
              <table:table-cell office:value-type="float" office:value="0">
                <text:p>0</text:p>
              </table:table-cell>
              <table:table-cell office:value-type="float" office:value="0.0510181253138546">
                <text:p>0.05101812531385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35976374373707">
                <text:p>0.0135976374373707</text:p>
              </table:table-cell>
              <table:table-cell office:value-type="float" office:value="0">
                <text:p>0</text:p>
              </table:table-cell>
              <table:table-cell office:value-type="float" office:value="0.0620030130364162">
                <text:p>0.06200301303641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355724206425338">
                <text:p>-0.000355724206425338</text:p>
              </table:table-cell>
              <table:table-cell office:value-type="float" office:value="0">
                <text:p>0</text:p>
              </table:table-cell>
              <table:table-cell office:value-type="float" office:value="0.0511698074899153">
                <text:p>0.05116980748991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296895129521429">
                <text:p>-0.00296895129521429</text:p>
              </table:table-cell>
              <table:table-cell office:value-type="float" office:value="0">
                <text:p>0</text:p>
              </table:table-cell>
              <table:table-cell office:value-type="float" office:value="0.0466161325150071">
                <text:p>0.04661613251500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183997258325349">
                <text:p>-0.000183997258325349</text:p>
              </table:table-cell>
              <table:table-cell office:value-type="float" office:value="0">
                <text:p>0</text:p>
              </table:table-cell>
              <table:table-cell office:value-type="float" office:value="0.0506160558025864">
                <text:p>0.05061605580258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67740480969121">
                <text:p>-0.0167740480969121</text:p>
              </table:table-cell>
              <table:table-cell office:value-type="float" office:value="0">
                <text:p>0</text:p>
              </table:table-cell>
              <table:table-cell office:value-type="float" office:value="0.0339643813215024">
                <text:p>0.0339643813215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35637058038718">
                <text:p>-0.0235637058038718</text:p>
              </table:table-cell>
              <table:table-cell office:value-type="float" office:value="0">
                <text:p>0</text:p>
              </table:table-cell>
              <table:table-cell office:value-type="float" office:value="0.0254303836257475">
                <text:p>0.02543038362574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04024190076173">
                <text:p>0.00304024190076173</text:p>
              </table:table-cell>
              <table:table-cell office:value-type="float" office:value="0">
                <text:p>0</text:p>
              </table:table-cell>
              <table:table-cell office:value-type="float" office:value="0.0539377545667267">
                <text:p>0.05393775456672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90924468843181">
                <text:p>0.00290924468843181</text:p>
              </table:table-cell>
              <table:table-cell office:value-type="float" office:value="0">
                <text:p>0</text:p>
              </table:table-cell>
              <table:table-cell office:value-type="float" office:value="0.0547926534883013">
                <text:p>0.05479265348830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150657901472563">
                <text:p>-0.00150657901472563</text:p>
              </table:table-cell>
              <table:table-cell office:value-type="float" office:value="0">
                <text:p>0</text:p>
              </table:table-cell>
              <table:table-cell office:value-type="float" office:value="0.0472554986412669">
                <text:p>0.04725549864126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7646128265009">
                <text:p>0.0137646128265009</text:p>
              </table:table-cell>
              <table:table-cell office:value-type="float" office:value="0">
                <text:p>0</text:p>
              </table:table-cell>
              <table:table-cell office:value-type="float" office:value="0.0579118567861266">
                <text:p>0.05791185678612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32624740405327">
                <text:p>0.00132624740405327</text:p>
              </table:table-cell>
              <table:table-cell office:value-type="float" office:value="0">
                <text:p>0</text:p>
              </table:table-cell>
              <table:table-cell office:value-type="float" office:value="0.0475801266256397">
                <text:p>0.047580126625639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95317308418114">
                <text:p>0.00995317308418114</text:p>
              </table:table-cell>
              <table:table-cell office:value-type="float" office:value="0">
                <text:p>0</text:p>
              </table:table-cell>
              <table:table-cell office:value-type="float" office:value="0.0636557321519377">
                <text:p>0.06365573215193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80923113615133">
                <text:p>-0.0280923113615133</text:p>
              </table:table-cell>
              <table:table-cell office:value-type="float" office:value="0">
                <text:p>0</text:p>
              </table:table-cell>
              <table:table-cell office:value-type="float" office:value="0.0266424228935886">
                <text:p>0.02664242289358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0181201040799">
                <text:p>-0.0190181201040799</text:p>
              </table:table-cell>
              <table:table-cell office:value-type="float" office:value="0">
                <text:p>0</text:p>
              </table:table-cell>
              <table:table-cell office:value-type="float" office:value="0.0303100972668187">
                <text:p>0.03031009726681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60352003215948">
                <text:p>0.0160352003215948</text:p>
              </table:table-cell>
              <table:table-cell office:value-type="float" office:value="0">
                <text:p>0</text:p>
              </table:table-cell>
              <table:table-cell office:value-type="float" office:value="0.0665684377323852">
                <text:p>0.06656843773238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110917300695921">
                <text:p>-0.0110917300695921</text:p>
              </table:table-cell>
              <table:table-cell office:value-type="float" office:value="0">
                <text:p>0</text:p>
              </table:table-cell>
              <table:table-cell office:value-type="float" office:value="0.0362160132331025">
                <text:p>0.036216013233102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72cm" svg:y="4.201cm" style:legend-expansion="high" chart:style-name="ch2"/>
        <chart:plot-area chart:style-name="ch3" table:cell-range-address="Distribution.E2:Distribution.F22 Distribution.A1:Distribution.A1" chart:data-source-has-labels="both" svg:x="0.77cm" svg:y="0.855cm" svg:width="12.962cm" svg:height="7.545cm">
          <chartooo:coordinate-region svg:x="1.634cm" svg:y="1.054cm" svg:width="12.098cm" svg:height="6.301cm"/>
          <chart:axis chart:dimension="x" chart:name="primary-x" chart:style-name="ch4" chartooo:axis-type="auto">
            <chartooo:date-scale/>
            <chart:categories table:cell-range-address="Distribution.E2:Distribution.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tribution.F2:Distribution.F22" chart:label-cell-address="Distribution.A1:Distribution.A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n</text:p>
                <draw:g>
                  <svg:desc>Distribution.A1:Distribution.A1</svg:desc>
                </draw:g>
              </table:table-cell>
            </table:table-row>
          </table:table-header-rows>
          <table:table-rows>
            <table:table-row>
              <table:table-cell office:value-type="float" office:value="-0.0459768904668822">
                <text:p>-0</text:p>
                <draw:g>
                  <svg:desc>Distribution.E2:Distribution.E22</svg:desc>
                </draw:g>
              </table:table-cell>
              <table:table-cell office:value-type="float" office:value="1">
                <text:p>1</text:p>
                <draw:g>
                  <svg:desc>Distribution.F2:Distribution.F22</svg:desc>
                </draw:g>
              </table:table-cell>
            </table:table-row>
            <table:table-row>
              <table:table-cell office:value-type="float" office:value="-0.0403759740717325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347750576765827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29174141281433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235732248862833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0179723084911335">
                <text:p>-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0.0123713920959838">
                <text:p>-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0.00677047570083406">
                <text:p>-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0.00116955930568432">
                <text:p>-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00443135708946542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0100322734846152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0156331898797649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212341062749146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0268350226700644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32435939065214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38036855460363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3637771855513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9238688250663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5483960464581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0440521040962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60414374361125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